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4.939cm"/>
    </style:style>
    <style:style style:name="co11" style:family="table-column">
      <style:table-column-properties fo:break-before="auto" style:column-width="4.771cm"/>
    </style:style>
    <style:style style:name="co12" style:family="table-column">
      <style:table-column-properties fo:break-before="auto" style:column-width="3.829cm"/>
    </style:style>
    <style:style style:name="co13" style:family="table-column">
      <style:table-column-properties fo:break-before="auto" style:column-width="3.217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60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none" fo:border-left="0.018cm solid #000000" fo:border-right="0.018cm solid #000000" fo:border-top="non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/>
    </style:style>
    <style:style style:name="ce14" style:family="table-cell" style:parent-style-name="Default" style:data-style-name="N1">
      <style:table-cell-properties fo:border="0.002cm solid #000000"/>
      <style:text-properties style:font-name="Arial"/>
    </style:style>
    <style:style style:name="ce15" style:family="table-cell" style:parent-style-name="Default" style:data-style-name="N109">
      <style:table-cell-properties fo:border="0.002cm solid #000000"/>
      <style:text-properties style:font-name="Arial"/>
    </style:style>
    <style:style style:name="ce16" style:family="table-cell" style:parent-style-name="Default" style:data-style-name="N109">
      <style:text-properties style:font-name="Arial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108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6" style:family="table-cell" style:parent-style-name="Default">
      <style:text-properties style:font-name="Gill Sans MT Condense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Gill Sans MT Condense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ill Sans MT Condensed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Gill Sans MT Condense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default-cell-style-name="ce24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6"/>
        <table:table-column table:style-name="co19" table:default-cell-style-name="ce26"/>
        <table:table-column table:style-name="co7" table:default-cell-style-name="ce26"/>
        <table:table-column table:style-name="co20" table:default-cell-style-name="ce26"/>
        <table:table-column table:style-name="co21" table:default-cell-style-name="ce26"/>
        <table:table-column table:style-name="co20" table:number-columns-repeated="8" table:default-cell-style-name="ce26"/>
        <table:table-row table:style-name="ro1">
          <table:table-cell table:style-name="ce1" office:value-type="string" table:number-columns-spanned="3" table:number-rows-spanned="1">
            <text:p>Habitatges iniciats</text:p>
          </table:table-cell>
          <table:covered-table-cell table:number-columns-repeated="2" table:style-name="ce3"/>
          <table:table-cell table:style-name="ce3" table:number-columns-repeated="6"/>
          <table:table-cell/>
          <table:table-cell table:style-name="ce3" table:number-columns-repeated="7"/>
          <table:table-cell table:style-name="ce26"/>
          <table:table-cell table:number-columns-repeated="12"/>
          <table:table-cell table:style-name="Default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 table:number-columns-repeated="6"/>
          <table:table-cell/>
          <table:table-cell table:style-name="ce3" table:number-columns-repeated="7"/>
          <table:table-cell table:style-name="ce26"/>
          <table:table-cell table:number-columns-repeated="12"/>
          <table:table-cell table:style-name="Default"/>
        </table:table-row>
        <table:table-row table:style-name="ro1">
          <table:table-cell table:style-name="ce1" office:value-type="string" table:number-columns-spanned="3" table:number-rows-spanned="1">
            <text:p>Font: Ministeri d'Habitatge</text:p>
          </table:table-cell>
          <table:covered-table-cell table:number-columns-repeated="2" table:style-name="ce3"/>
          <table:table-cell table:style-name="ce3" table:number-columns-repeated="6"/>
          <table:table-cell/>
          <table:table-cell table:style-name="ce3" table:number-columns-repeated="7"/>
          <table:table-cell table:style-name="ce26"/>
          <table:table-cell table:number-columns-repeated="12"/>
          <table:table-cell table:style-name="Default"/>
        </table:table-row>
        <table:table-row table:style-name="ro1">
          <table:table-cell table:style-name="ce1" office:value-type="string" table:number-columns-spanned="3" table:number-rows-spanned="1">
            <text:p>Unitats: unitats d'habitatges</text:p>
          </table:table-cell>
          <table:covered-table-cell table:number-columns-repeated="2" table:style-name="ce3"/>
          <table:table-cell table:style-name="ce3" table:number-columns-repeated="6"/>
          <table:table-cell/>
          <table:table-cell table:style-name="ce3" table:number-columns-repeated="7"/>
          <table:table-cell table:style-name="ce26"/>
          <table:table-cell table:number-columns-repeated="12"/>
          <table:table-cell table:style-name="Default"/>
        </table:table-row>
        <table:table-row table:style-name="ro2">
          <table:table-cell table:style-name="ce3" table:number-columns-repeated="9"/>
          <table:table-cell/>
          <table:table-cell table:style-name="ce3" table:number-columns-repeated="7"/>
          <table:table-cell table:style-name="ce26"/>
          <table:table-cell table:number-columns-repeated="12"/>
          <table:table-cell table:style-name="Default"/>
        </table:table-row>
        <table:table-row table:style-name="ro2">
          <table:table-cell table:style-name="ce3"/>
          <table:table-cell table:style-name="ce1" table:number-columns-repeated="12"/>
          <table:table-cell table:style-name="ce3" table:number-columns-repeated="3"/>
          <table:table-cell table:style-name="ce25"/>
          <table:table-cell table:style-name="ce27" table:number-columns-repeated="6"/>
          <table:table-cell table:number-columns-repeated="7"/>
          <table:table-cell table:style-name="Default"/>
        </table:table-row>
        <table:table-row table:style-name="ro2">
          <table:table-cell table:style-name="ce4" office:value-type="string">
            <text:p>Habitatges iniciats(x)</text:p>
          </table:table-cell>
          <table:table-cell table:style-name="ce4" office:value-type="string">
            <text:p>Frequencia absoluta</text:p>
          </table:table-cell>
          <table:table-cell table:style-name="ce4" office:value-type="string">
            <text:p>Fre. Abs. Acum.</text:p>
          </table:table-cell>
          <table:table-cell table:style-name="ce4" office:value-type="string">
            <text:p>Freq. Rel.</text:p>
          </table:table-cell>
          <table:table-cell table:style-name="ce4" office:value-type="string">
            <text:p>Freq. Rel. Acum.</text:p>
          </table:table-cell>
          <table:table-cell table:style-name="ce4" office:value-type="string">
            <text:p>Per. Rel.</text:p>
          </table:table-cell>
          <table:table-cell table:style-name="ce4" office:value-type="string">
            <text:p>Per. Rel. Acum.</text:p>
          </table:table-cell>
          <table:table-cell/>
          <table:table-cell table:style-name="ce11" table:number-columns-repeated="6"/>
          <table:table-cell table:style-name="ce3" table:number-columns-repeated="3"/>
          <table:table-cell table:style-name="ce2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B8]/[.$C$161]" office:value-type="float" office:value="0.00595238095238095">
            <text:p>0,00595</text:p>
          </table:table-cell>
          <table:table-cell table:formula="of:=[.C8]/[.$C$161]" office:value-type="float" office:value="0.00595238095238095">
            <text:p>0,00595</text:p>
          </table:table-cell>
          <table:table-cell table:formula="of:=[.D8]*100" office:value-type="float" office:value="0.595238095238095">
            <text:p>0,59524</text:p>
          </table:table-cell>
          <table:table-cell table:formula="of:=[.E8]*100" office:value-type="float" office:value="0.595238095238095">
            <text:p>0,59524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formula="of:=SUM([.C8]+[.B9])" office:value-type="float" office:value="2">
            <text:p>2</text:p>
          </table:table-cell>
          <table:table-cell table:formula="of:=[.B9]/[.$C$161]" office:value-type="float" office:value="0.00595238095238095">
            <text:p>0,00595</text:p>
          </table:table-cell>
          <table:table-cell table:formula="of:=[.C9]/[.$C$161]" office:value-type="float" office:value="0.0119047619047619">
            <text:p>0,01190</text:p>
          </table:table-cell>
          <table:table-cell table:formula="of:=[.D9]*100" office:value-type="float" office:value="0.595238095238095">
            <text:p>0,59524</text:p>
          </table:table-cell>
          <table:table-cell table:formula="of:=[.E9]*100" office:value-type="float" office:value="1.19047619047619">
            <text:p>1,19048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formula="of:=SUM([.C9]+[.B10])" office:value-type="float" office:value="3">
            <text:p>3</text:p>
          </table:table-cell>
          <table:table-cell table:formula="of:=[.B10]/[.$C$161]" office:value-type="float" office:value="0.00595238095238095">
            <text:p>0,00595</text:p>
          </table:table-cell>
          <table:table-cell table:formula="of:=[.C10]/[.$C$161]" office:value-type="float" office:value="0.0178571428571429">
            <text:p>0,01786</text:p>
          </table:table-cell>
          <table:table-cell table:formula="of:=[.D10]*100" office:value-type="float" office:value="0.595238095238095">
            <text:p>0,59524</text:p>
          </table:table-cell>
          <table:table-cell table:formula="of:=[.E10]*100" office:value-type="float" office:value="1.78571428571429">
            <text:p>1,78571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table:formula="of:=SUM([.C10]+[.B11])" office:value-type="float" office:value="4">
            <text:p>4</text:p>
          </table:table-cell>
          <table:table-cell table:formula="of:=[.B11]/[.$C$161]" office:value-type="float" office:value="0.00595238095238095">
            <text:p>0,00595</text:p>
          </table:table-cell>
          <table:table-cell table:formula="of:=[.C11]/[.$C$161]" office:value-type="float" office:value="0.0238095238095238">
            <text:p>0,02381</text:p>
          </table:table-cell>
          <table:table-cell table:formula="of:=[.D11]*100" office:value-type="float" office:value="0.595238095238095">
            <text:p>0,59524</text:p>
          </table:table-cell>
          <table:table-cell table:formula="of:=[.E11]*100" office:value-type="float" office:value="2.38095238095238">
            <text:p>2,38095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formula="of:=SUM([.C11]+[.B12])" office:value-type="float" office:value="5">
            <text:p>5</text:p>
          </table:table-cell>
          <table:table-cell table:formula="of:=[.B12]/[.$C$161]" office:value-type="float" office:value="0.00595238095238095">
            <text:p>0,00595</text:p>
          </table:table-cell>
          <table:table-cell table:formula="of:=[.C12]/[.$C$161]" office:value-type="float" office:value="0.0297619047619048">
            <text:p>0,02976</text:p>
          </table:table-cell>
          <table:table-cell table:formula="of:=[.D12]*100" office:value-type="float" office:value="0.595238095238095">
            <text:p>0,59524</text:p>
          </table:table-cell>
          <table:table-cell table:formula="of:=[.E12]*100" office:value-type="float" office:value="2.97619047619048">
            <text:p>2,97619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table:formula="of:=SUM([.C12]+[.B13])" office:value-type="float" office:value="6">
            <text:p>6</text:p>
          </table:table-cell>
          <table:table-cell table:formula="of:=[.B13]/[.$C$161]" office:value-type="float" office:value="0.00595238095238095">
            <text:p>0,00595</text:p>
          </table:table-cell>
          <table:table-cell table:formula="of:=[.C13]/[.$C$161]" office:value-type="float" office:value="0.0357142857142857">
            <text:p>0,03571</text:p>
          </table:table-cell>
          <table:table-cell table:formula="of:=[.D13]*100" office:value-type="float" office:value="0.595238095238095">
            <text:p>0,59524</text:p>
          </table:table-cell>
          <table:table-cell table:formula="of:=[.E13]*100" office:value-type="float" office:value="3.57142857142857">
            <text:p>3,57143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table:formula="of:=SUM([.C13]+[.B14])" office:value-type="float" office:value="7">
            <text:p>7</text:p>
          </table:table-cell>
          <table:table-cell table:formula="of:=[.B14]/[.$C$161]" office:value-type="float" office:value="0.00595238095238095">
            <text:p>0,00595</text:p>
          </table:table-cell>
          <table:table-cell table:formula="of:=[.C14]/[.$C$161]" office:value-type="float" office:value="0.0416666666666667">
            <text:p>0,04167</text:p>
          </table:table-cell>
          <table:table-cell table:formula="of:=[.D14]*100" office:value-type="float" office:value="0.595238095238095">
            <text:p>0,59524</text:p>
          </table:table-cell>
          <table:table-cell table:formula="of:=[.E14]*100" office:value-type="float" office:value="4.16666666666667">
            <text:p>4,16667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formula="of:=SUM([.C14]+[.B15])" office:value-type="float" office:value="8">
            <text:p>8</text:p>
          </table:table-cell>
          <table:table-cell table:formula="of:=[.B15]/[.$C$161]" office:value-type="float" office:value="0.00595238095238095">
            <text:p>0,00595</text:p>
          </table:table-cell>
          <table:table-cell table:formula="of:=[.C15]/[.$C$161]" office:value-type="float" office:value="0.0476190476190476">
            <text:p>0,04762</text:p>
          </table:table-cell>
          <table:table-cell table:formula="of:=[.D15]*100" office:value-type="float" office:value="0.595238095238095">
            <text:p>0,59524</text:p>
          </table:table-cell>
          <table:table-cell table:formula="of:=[.E15]*100" office:value-type="float" office:value="4.76190476190476">
            <text:p>4,76190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table:formula="of:=SUM([.C15]+[.B16])" office:value-type="float" office:value="9">
            <text:p>9</text:p>
          </table:table-cell>
          <table:table-cell table:formula="of:=[.B16]/[.$C$161]" office:value-type="float" office:value="0.00595238095238095">
            <text:p>0,00595</text:p>
          </table:table-cell>
          <table:table-cell table:formula="of:=[.C16]/[.$C$161]" office:value-type="float" office:value="0.0535714285714286">
            <text:p>0,05357</text:p>
          </table:table-cell>
          <table:table-cell table:formula="of:=[.D16]*100" office:value-type="float" office:value="0.595238095238095">
            <text:p>0,59524</text:p>
          </table:table-cell>
          <table:table-cell table:formula="of:=[.E16]*100" office:value-type="float" office:value="5.35714285714286">
            <text:p>5,35714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table:formula="of:=SUM([.C16]+[.B17])" office:value-type="float" office:value="10">
            <text:p>10</text:p>
          </table:table-cell>
          <table:table-cell table:formula="of:=[.B17]/[.$C$161]" office:value-type="float" office:value="0.00595238095238095">
            <text:p>0,00595</text:p>
          </table:table-cell>
          <table:table-cell table:formula="of:=[.C17]/[.$C$161]" office:value-type="float" office:value="0.0595238095238095">
            <text:p>0,05952</text:p>
          </table:table-cell>
          <table:table-cell table:formula="of:=[.D17]*100" office:value-type="float" office:value="0.595238095238095">
            <text:p>0,59524</text:p>
          </table:table-cell>
          <table:table-cell table:formula="of:=[.E17]*100" office:value-type="float" office:value="5.95238095238095">
            <text:p>5,95238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SUM([.C17]+[.B18])" office:value-type="float" office:value="11">
            <text:p>11</text:p>
          </table:table-cell>
          <table:table-cell table:formula="of:=[.B18]/[.$C$161]" office:value-type="float" office:value="0.00595238095238095">
            <text:p>0,00595</text:p>
          </table:table-cell>
          <table:table-cell table:formula="of:=[.C18]/[.$C$161]" office:value-type="float" office:value="0.0654761904761905">
            <text:p>0,06548</text:p>
          </table:table-cell>
          <table:table-cell table:formula="of:=[.D18]*100" office:value-type="float" office:value="0.595238095238095">
            <text:p>0,59524</text:p>
          </table:table-cell>
          <table:table-cell table:formula="of:=[.E18]*100" office:value-type="float" office:value="6.54761904761905">
            <text:p>6,54762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table:formula="of:=SUM([.C18]+[.B19])" office:value-type="float" office:value="13">
            <text:p>13</text:p>
          </table:table-cell>
          <table:table-cell table:formula="of:=[.B19]/[.$C$161]" office:value-type="float" office:value="0.0119047619047619">
            <text:p>0,01190</text:p>
          </table:table-cell>
          <table:table-cell table:formula="of:=[.C19]/[.$C$161]" office:value-type="float" office:value="0.0773809523809524">
            <text:p>0,07738</text:p>
          </table:table-cell>
          <table:table-cell table:formula="of:=[.D19]*100" office:value-type="float" office:value="1.19047619047619">
            <text:p>1,19048</text:p>
          </table:table-cell>
          <table:table-cell table:formula="of:=[.E19]*100" office:value-type="float" office:value="7.73809523809524">
            <text:p>7,73810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formula="of:=SUM([.C19]+[.B20])" office:value-type="float" office:value="15">
            <text:p>15</text:p>
          </table:table-cell>
          <table:table-cell table:formula="of:=[.B20]/[.$C$161]" office:value-type="float" office:value="0.0119047619047619">
            <text:p>0,01190</text:p>
          </table:table-cell>
          <table:table-cell table:formula="of:=[.C20]/[.$C$161]" office:value-type="float" office:value="0.0892857142857143">
            <text:p>0,08929</text:p>
          </table:table-cell>
          <table:table-cell table:formula="of:=[.D20]*100" office:value-type="float" office:value="1.19047619047619">
            <text:p>1,19048</text:p>
          </table:table-cell>
          <table:table-cell table:formula="of:=[.E20]*100" office:value-type="float" office:value="8.92857142857143">
            <text:p>8,92857</text:p>
          </table:table-cell>
          <table:table-cell/>
          <table:table-cell table:style-name="ce11" table:number-columns-repeated="2"/>
          <table:table-cell table:number-columns-repeated="8"/>
          <table:table-cell table:style-name="ce27" table:number-columns-repeated="2"/>
          <table:table-cell table:style-name="ce30"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table:formula="of:=SUM([.C20]+[.B21])" office:value-type="float" office:value="16">
            <text:p>16</text:p>
          </table:table-cell>
          <table:table-cell table:formula="of:=[.B21]/[.$C$161]" office:value-type="float" office:value="0.00595238095238095">
            <text:p>0,00595</text:p>
          </table:table-cell>
          <table:table-cell table:formula="of:=[.C21]/[.$C$161]" office:value-type="float" office:value="0.0952380952380952">
            <text:p>0,09524</text:p>
          </table:table-cell>
          <table:table-cell table:formula="of:=[.D21]*100" office:value-type="float" office:value="0.595238095238095">
            <text:p>0,59524</text:p>
          </table:table-cell>
          <table:table-cell table:formula="of:=[.E21]*100" office:value-type="float" office:value="9.52380952380952">
            <text:p>9,52381</text:p>
          </table:table-cell>
          <table:table-cell/>
          <table:table-cell table:style-name="ce3"/>
          <table:table-cell table:number-columns-repeated="2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SUM([.C21]+[.B22])" office:value-type="float" office:value="17">
            <text:p>17</text:p>
          </table:table-cell>
          <table:table-cell table:formula="of:=[.B22]/[.$C$161]" office:value-type="float" office:value="0.00595238095238095">
            <text:p>0,00595</text:p>
          </table:table-cell>
          <table:table-cell table:formula="of:=[.C22]/[.$C$161]" office:value-type="float" office:value="0.101190476190476">
            <text:p>0,10119</text:p>
          </table:table-cell>
          <table:table-cell table:formula="of:=[.D22]*100" office:value-type="float" office:value="0.595238095238095">
            <text:p>0,59524</text:p>
          </table:table-cell>
          <table:table-cell table:formula="of:=[.E22]*100" office:value-type="float" office:value="10.1190476190476">
            <text:p>10,11905</text:p>
          </table:table-cell>
          <table:table-cell/>
          <table:table-cell table:style-name="ce3"/>
          <table:table-cell table:number-columns-repeated="2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table:formula="of:=SUM([.C22]+[.B23])" office:value-type="float" office:value="18">
            <text:p>18</text:p>
          </table:table-cell>
          <table:table-cell table:formula="of:=[.B23]/[.$C$161]" office:value-type="float" office:value="0.00595238095238095">
            <text:p>0,00595</text:p>
          </table:table-cell>
          <table:table-cell table:formula="of:=[.C23]/[.$C$161]" office:value-type="float" office:value="0.107142857142857">
            <text:p>0,10714</text:p>
          </table:table-cell>
          <table:table-cell table:formula="of:=[.D23]*100" office:value-type="float" office:value="0.595238095238095">
            <text:p>0,59524</text:p>
          </table:table-cell>
          <table:table-cell table:formula="of:=[.E23]*100" office:value-type="float" office:value="10.7142857142857">
            <text:p>10,71429</text:p>
          </table:table-cell>
          <table:table-cell/>
          <table:table-cell table:style-name="ce3"/>
          <table:table-cell table:number-columns-repeated="2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table:formula="of:=SUM([.C23]+[.B24])" office:value-type="float" office:value="19">
            <text:p>19</text:p>
          </table:table-cell>
          <table:table-cell table:formula="of:=[.B24]/[.$C$161]" office:value-type="float" office:value="0.00595238095238095">
            <text:p>0,00595</text:p>
          </table:table-cell>
          <table:table-cell table:formula="of:=[.C24]/[.$C$161]" office:value-type="float" office:value="0.113095238095238">
            <text:p>0,11310</text:p>
          </table:table-cell>
          <table:table-cell table:formula="of:=[.D24]*100" office:value-type="float" office:value="0.595238095238095">
            <text:p>0,59524</text:p>
          </table:table-cell>
          <table:table-cell table:formula="of:=[.E24]*100" office:value-type="float" office:value="11.3095238095238">
            <text:p>11,30952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table:formula="of:=SUM([.C24]+[.B25])" office:value-type="float" office:value="20">
            <text:p>20</text:p>
          </table:table-cell>
          <table:table-cell table:formula="of:=[.B25]/[.$C$161]" office:value-type="float" office:value="0.00595238095238095">
            <text:p>0,00595</text:p>
          </table:table-cell>
          <table:table-cell table:formula="of:=[.C25]/[.$C$161]" office:value-type="float" office:value="0.119047619047619">
            <text:p>0,11905</text:p>
          </table:table-cell>
          <table:table-cell table:formula="of:=[.D25]*100" office:value-type="float" office:value="0.595238095238095">
            <text:p>0,59524</text:p>
          </table:table-cell>
          <table:table-cell table:formula="of:=[.E25]*100" office:value-type="float" office:value="11.9047619047619">
            <text:p>11,90476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table:formula="of:=SUM([.C25]+[.B26])" office:value-type="float" office:value="21">
            <text:p>21</text:p>
          </table:table-cell>
          <table:table-cell table:formula="of:=[.B26]/[.$C$161]" office:value-type="float" office:value="0.00595238095238095">
            <text:p>0,00595</text:p>
          </table:table-cell>
          <table:table-cell table:formula="of:=[.C26]/[.$C$161]" office:value-type="float" office:value="0.125">
            <text:p>0,12500</text:p>
          </table:table-cell>
          <table:table-cell table:formula="of:=[.D26]*100" office:value-type="float" office:value="0.595238095238095">
            <text:p>0,59524</text:p>
          </table:table-cell>
          <table:table-cell table:formula="of:=[.E26]*100" office:value-type="float" office:value="12.5">
            <text:p>12,50000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table:formula="of:=SUM([.C26]+[.B27])" office:value-type="float" office:value="22">
            <text:p>22</text:p>
          </table:table-cell>
          <table:table-cell table:formula="of:=[.B27]/[.$C$161]" office:value-type="float" office:value="0.00595238095238095">
            <text:p>0,00595</text:p>
          </table:table-cell>
          <table:table-cell table:formula="of:=[.C27]/[.$C$161]" office:value-type="float" office:value="0.130952380952381">
            <text:p>0,13095</text:p>
          </table:table-cell>
          <table:table-cell table:formula="of:=[.D27]*100" office:value-type="float" office:value="0.595238095238095">
            <text:p>0,59524</text:p>
          </table:table-cell>
          <table:table-cell table:formula="of:=[.E27]*100" office:value-type="float" office:value="13.0952380952381">
            <text:p>13,09524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formula="of:=SUM([.C27]+[.B28])" office:value-type="float" office:value="23">
            <text:p>23</text:p>
          </table:table-cell>
          <table:table-cell table:formula="of:=[.B28]/[.$C$161]" office:value-type="float" office:value="0.00595238095238095">
            <text:p>0,00595</text:p>
          </table:table-cell>
          <table:table-cell table:formula="of:=[.C28]/[.$C$161]" office:value-type="float" office:value="0.136904761904762">
            <text:p>0,13690</text:p>
          </table:table-cell>
          <table:table-cell table:formula="of:=[.D28]*100" office:value-type="float" office:value="0.595238095238095">
            <text:p>0,59524</text:p>
          </table:table-cell>
          <table:table-cell table:formula="of:=[.E28]*100" office:value-type="float" office:value="13.6904761904762">
            <text:p>13,69048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table:formula="of:=SUM([.C28]+[.B29])" office:value-type="float" office:value="24">
            <text:p>24</text:p>
          </table:table-cell>
          <table:table-cell table:formula="of:=[.B29]/[.$C$161]" office:value-type="float" office:value="0.00595238095238095">
            <text:p>0,00595</text:p>
          </table:table-cell>
          <table:table-cell table:formula="of:=[.C29]/[.$C$161]" office:value-type="float" office:value="0.142857142857143">
            <text:p>0,14286</text:p>
          </table:table-cell>
          <table:table-cell table:formula="of:=[.D29]*100" office:value-type="float" office:value="0.595238095238095">
            <text:p>0,59524</text:p>
          </table:table-cell>
          <table:table-cell table:formula="of:=[.E29]*100" office:value-type="float" office:value="14.2857142857143">
            <text:p>14,28571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table:style-name="ce5" office:value-type="float" office:value="305">
            <text:p>305</text:p>
          </table:table-cell>
          <table:table-cell table:style-name="ce5" office:value-type="float" office:value="3">
            <text:p>3</text:p>
          </table:table-cell>
          <table:table-cell table:formula="of:=SUM([.C29]+[.B30])" office:value-type="float" office:value="27">
            <text:p>27</text:p>
          </table:table-cell>
          <table:table-cell table:formula="of:=[.B30]/[.$C$161]" office:value-type="float" office:value="0.0178571428571429">
            <text:p>0,01786</text:p>
          </table:table-cell>
          <table:table-cell table:formula="of:=[.C30]/[.$C$161]" office:value-type="float" office:value="0.160714285714286">
            <text:p>0,16071</text:p>
          </table:table-cell>
          <table:table-cell table:formula="of:=[.D30]*100" office:value-type="float" office:value="1.78571428571429">
            <text:p>1,78571</text:p>
          </table:table-cell>
          <table:table-cell table:formula="of:=[.E30]*100" office:value-type="float" office:value="16.0714285714286">
            <text:p>16,07143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formula="of:=SUM([.C30]+[.B31])" office:value-type="float" office:value="28">
            <text:p>28</text:p>
          </table:table-cell>
          <table:table-cell table:formula="of:=[.B31]/[.$C$161]" office:value-type="float" office:value="0.00595238095238095">
            <text:p>0,00595</text:p>
          </table:table-cell>
          <table:table-cell table:formula="of:=[.C31]/[.$C$161]" office:value-type="float" office:value="0.166666666666667">
            <text:p>0,16667</text:p>
          </table:table-cell>
          <table:table-cell table:formula="of:=[.D31]*100" office:value-type="float" office:value="0.595238095238095">
            <text:p>0,59524</text:p>
          </table:table-cell>
          <table:table-cell table:formula="of:=[.E31]*100" office:value-type="float" office:value="16.6666666666667">
            <text:p>16,66667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table:formula="of:=SUM([.C31]+[.B32])" office:value-type="float" office:value="29">
            <text:p>29</text:p>
          </table:table-cell>
          <table:table-cell table:formula="of:=[.B32]/[.$C$161]" office:value-type="float" office:value="0.00595238095238095">
            <text:p>0,00595</text:p>
          </table:table-cell>
          <table:table-cell table:formula="of:=[.C32]/[.$C$161]" office:value-type="float" office:value="0.172619047619048">
            <text:p>0,17262</text:p>
          </table:table-cell>
          <table:table-cell table:formula="of:=[.D32]*100" office:value-type="float" office:value="0.595238095238095">
            <text:p>0,59524</text:p>
          </table:table-cell>
          <table:table-cell table:formula="of:=[.E32]*100" office:value-type="float" office:value="17.2619047619048">
            <text:p>17,26190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formula="of:=SUM([.C32]+[.B33])" office:value-type="float" office:value="30">
            <text:p>30</text:p>
          </table:table-cell>
          <table:table-cell table:formula="of:=[.B33]/[.$C$161]" office:value-type="float" office:value="0.00595238095238095">
            <text:p>0,00595</text:p>
          </table:table-cell>
          <table:table-cell table:formula="of:=[.C33]/[.$C$161]" office:value-type="float" office:value="0.178571428571429">
            <text:p>0,17857</text:p>
          </table:table-cell>
          <table:table-cell table:formula="of:=[.D33]*100" office:value-type="float" office:value="0.595238095238095">
            <text:p>0,59524</text:p>
          </table:table-cell>
          <table:table-cell table:formula="of:=[.E33]*100" office:value-type="float" office:value="17.8571428571429">
            <text:p>17,85714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table:formula="of:=SUM([.C33]+[.B34])" office:value-type="float" office:value="31">
            <text:p>31</text:p>
          </table:table-cell>
          <table:table-cell table:formula="of:=[.B34]/[.$C$161]" office:value-type="float" office:value="0.00595238095238095">
            <text:p>0,00595</text:p>
          </table:table-cell>
          <table:table-cell table:formula="of:=[.C34]/[.$C$161]" office:value-type="float" office:value="0.18452380952381">
            <text:p>0,18452</text:p>
          </table:table-cell>
          <table:table-cell table:formula="of:=[.D34]*100" office:value-type="float" office:value="0.595238095238095">
            <text:p>0,59524</text:p>
          </table:table-cell>
          <table:table-cell table:formula="of:=[.E34]*100" office:value-type="float" office:value="18.452380952381">
            <text:p>18,45238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table:formula="of:=SUM([.C34]+[.B35])" office:value-type="float" office:value="32">
            <text:p>32</text:p>
          </table:table-cell>
          <table:table-cell table:formula="of:=[.B35]/[.$C$161]" office:value-type="float" office:value="0.00595238095238095">
            <text:p>0,00595</text:p>
          </table:table-cell>
          <table:table-cell table:formula="of:=[.C35]/[.$C$161]" office:value-type="float" office:value="0.19047619047619">
            <text:p>0,19048</text:p>
          </table:table-cell>
          <table:table-cell table:formula="of:=[.D35]*100" office:value-type="float" office:value="0.595238095238095">
            <text:p>0,59524</text:p>
          </table:table-cell>
          <table:table-cell table:formula="of:=[.E35]*100" office:value-type="float" office:value="19.047619047619">
            <text:p>19,04762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table:formula="of:=SUM([.C35]+[.B36])" office:value-type="float" office:value="33">
            <text:p>33</text:p>
          </table:table-cell>
          <table:table-cell table:formula="of:=[.B36]/[.$C$161]" office:value-type="float" office:value="0.00595238095238095">
            <text:p>0,00595</text:p>
          </table:table-cell>
          <table:table-cell table:formula="of:=[.C36]/[.$C$161]" office:value-type="float" office:value="0.196428571428571">
            <text:p>0,19643</text:p>
          </table:table-cell>
          <table:table-cell table:formula="of:=[.D36]*100" office:value-type="float" office:value="0.595238095238095">
            <text:p>0,59524</text:p>
          </table:table-cell>
          <table:table-cell table:formula="of:=[.E36]*100" office:value-type="float" office:value="19.6428571428571">
            <text:p>19,64286</text:p>
          </table:table-cell>
          <table:table-cell/>
          <table:table-cell table:style-name="ce3"/>
          <table:table-cell table:number-columns-repeated="10"/>
          <table:table-cell table:style-name="ce27"/>
          <table:table-cell table:number-columns-repeated="11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table:formula="of:=SUM([.C36]+[.B37])" office:value-type="float" office:value="34">
            <text:p>34</text:p>
          </table:table-cell>
          <table:table-cell table:formula="of:=[.B37]/[.$C$161]" office:value-type="float" office:value="0.00595238095238095">
            <text:p>0,00595</text:p>
          </table:table-cell>
          <table:table-cell table:formula="of:=[.C37]/[.$C$161]" office:value-type="float" office:value="0.202380952380952">
            <text:p>0,20238</text:p>
          </table:table-cell>
          <table:table-cell table:formula="of:=[.D37]*100" office:value-type="float" office:value="0.595238095238095">
            <text:p>0,59524</text:p>
          </table:table-cell>
          <table:table-cell table:formula="of:=[.E37]*100" office:value-type="float" office:value="20.2380952380952">
            <text:p>20,23810</text:p>
          </table:table-cell>
          <table:table-cell/>
          <table:table-cell table:style-name="ce23"/>
          <table:table-cell table:number-columns-repeated="2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SUM([.C37]+[.B38])" office:value-type="float" office:value="35">
            <text:p>35</text:p>
          </table:table-cell>
          <table:table-cell table:formula="of:=[.B38]/[.$C$161]" office:value-type="float" office:value="0.00595238095238095">
            <text:p>0,00595</text:p>
          </table:table-cell>
          <table:table-cell table:formula="of:=[.C38]/[.$C$161]" office:value-type="float" office:value="0.208333333333333">
            <text:p>0,20833</text:p>
          </table:table-cell>
          <table:table-cell table:formula="of:=[.D38]*100" office:value-type="float" office:value="0.595238095238095">
            <text:p>0,59524</text:p>
          </table:table-cell>
          <table:table-cell table:formula="of:=[.E38]*100" office:value-type="float" office:value="20.8333333333333">
            <text:p>20,83333</text:p>
          </table:table-cell>
          <table:table-cell/>
          <table:table-cell table:style-name="ce23"/>
          <table:table-cell table:style-name="ce11"/>
          <table:table-cell table:number-columns-repeated="21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table:formula="of:=SUM([.C38]+[.B39])" office:value-type="float" office:value="36">
            <text:p>36</text:p>
          </table:table-cell>
          <table:table-cell table:formula="of:=[.B39]/[.$C$161]" office:value-type="float" office:value="0.00595238095238095">
            <text:p>0,00595</text:p>
          </table:table-cell>
          <table:table-cell table:formula="of:=[.C39]/[.$C$161]" office:value-type="float" office:value="0.214285714285714">
            <text:p>0,21429</text:p>
          </table:table-cell>
          <table:table-cell table:formula="of:=[.D39]*100" office:value-type="float" office:value="0.595238095238095">
            <text:p>0,59524</text:p>
          </table:table-cell>
          <table:table-cell table:formula="of:=[.E39]*100" office:value-type="float" office:value="21.4285714285714">
            <text:p>21,42857</text:p>
          </table:table-cell>
          <table:table-cell table:number-columns-repeated="24"/>
        </table:table-row>
        <table:table-row table:style-name="ro1">
          <table:table-cell table:style-name="ce5" office:value-type="float" office:value="380">
            <text:p>380</text:p>
          </table:table-cell>
          <table:table-cell table:style-name="ce5" office:value-type="float" office:value="1">
            <text:p>1</text:p>
          </table:table-cell>
          <table:table-cell table:formula="of:=SUM([.C39]+[.B40])" office:value-type="float" office:value="37">
            <text:p>37</text:p>
          </table:table-cell>
          <table:table-cell table:formula="of:=[.B40]/[.$C$161]" office:value-type="float" office:value="0.00595238095238095">
            <text:p>0,00595</text:p>
          </table:table-cell>
          <table:table-cell table:formula="of:=[.C40]/[.$C$161]" office:value-type="float" office:value="0.220238095238095">
            <text:p>0,22024</text:p>
          </table:table-cell>
          <table:table-cell table:formula="of:=[.D40]*100" office:value-type="float" office:value="0.595238095238095">
            <text:p>0,59524</text:p>
          </table:table-cell>
          <table:table-cell table:formula="of:=[.E40]*100" office:value-type="float" office:value="22.0238095238095">
            <text:p>22,02381</text:p>
          </table:table-cell>
          <table:table-cell table:number-columns-repeated="2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table:formula="of:=SUM([.C40]+[.B41])" office:value-type="float" office:value="38">
            <text:p>38</text:p>
          </table:table-cell>
          <table:table-cell table:formula="of:=[.B41]/[.$C$161]" office:value-type="float" office:value="0.00595238095238095">
            <text:p>0,00595</text:p>
          </table:table-cell>
          <table:table-cell table:formula="of:=[.C41]/[.$C$161]" office:value-type="float" office:value="0.226190476190476">
            <text:p>0,22619</text:p>
          </table:table-cell>
          <table:table-cell table:formula="of:=[.D41]*100" office:value-type="float" office:value="0.595238095238095">
            <text:p>0,59524</text:p>
          </table:table-cell>
          <table:table-cell table:formula="of:=[.E41]*100" office:value-type="float" office:value="22.6190476190476">
            <text:p>22,61905</text:p>
          </table:table-cell>
          <table:table-cell table:number-columns-repeated="2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table:formula="of:=SUM([.C41]+[.B42])" office:value-type="float" office:value="39">
            <text:p>39</text:p>
          </table:table-cell>
          <table:table-cell table:formula="of:=[.B42]/[.$C$161]" office:value-type="float" office:value="0.00595238095238095">
            <text:p>0,00595</text:p>
          </table:table-cell>
          <table:table-cell table:formula="of:=[.C42]/[.$C$161]" office:value-type="float" office:value="0.232142857142857">
            <text:p>0,23214</text:p>
          </table:table-cell>
          <table:table-cell table:formula="of:=[.D42]*100" office:value-type="float" office:value="0.595238095238095">
            <text:p>0,59524</text:p>
          </table:table-cell>
          <table:table-cell table:formula="of:=[.E42]*100" office:value-type="float" office:value="23.2142857142857">
            <text:p>23,21429</text:p>
          </table:table-cell>
          <table:table-cell table:number-columns-repeated="2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formula="of:=SUM([.C42]+[.B43])" office:value-type="float" office:value="40">
            <text:p>40</text:p>
          </table:table-cell>
          <table:table-cell table:formula="of:=[.B43]/[.$C$161]" office:value-type="float" office:value="0.00595238095238095">
            <text:p>0,00595</text:p>
          </table:table-cell>
          <table:table-cell table:formula="of:=[.C43]/[.$C$161]" office:value-type="float" office:value="0.238095238095238">
            <text:p>0,23810</text:p>
          </table:table-cell>
          <table:table-cell table:formula="of:=[.D43]*100" office:value-type="float" office:value="0.595238095238095">
            <text:p>0,59524</text:p>
          </table:table-cell>
          <table:table-cell table:formula="of:=[.E43]*100" office:value-type="float" office:value="23.8095238095238">
            <text:p>23,80952</text:p>
          </table:table-cell>
          <table:table-cell table:number-columns-repeated="2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table:formula="of:=SUM([.C43]+[.B44])" office:value-type="float" office:value="41">
            <text:p>41</text:p>
          </table:table-cell>
          <table:table-cell table:formula="of:=[.B44]/[.$C$161]" office:value-type="float" office:value="0.00595238095238095">
            <text:p>0,00595</text:p>
          </table:table-cell>
          <table:table-cell table:formula="of:=[.C44]/[.$C$161]" office:value-type="float" office:value="0.244047619047619">
            <text:p>0,24405</text:p>
          </table:table-cell>
          <table:table-cell table:formula="of:=[.D44]*100" office:value-type="float" office:value="0.595238095238095">
            <text:p>0,59524</text:p>
          </table:table-cell>
          <table:table-cell table:formula="of:=[.E44]*100" office:value-type="float" office:value="24.4047619047619">
            <text:p>24,40476</text:p>
          </table:table-cell>
          <table:table-cell table:number-columns-repeated="2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table:formula="of:=SUM([.C44]+[.B45])" office:value-type="float" office:value="43">
            <text:p>43</text:p>
          </table:table-cell>
          <table:table-cell table:formula="of:=[.B45]/[.$C$161]" office:value-type="float" office:value="0.0119047619047619">
            <text:p>0,01190</text:p>
          </table:table-cell>
          <table:table-cell table:formula="of:=[.C45]/[.$C$161]" office:value-type="float" office:value="0.255952380952381">
            <text:p>0,25595</text:p>
          </table:table-cell>
          <table:table-cell table:formula="of:=[.D45]*100" office:value-type="float" office:value="1.19047619047619">
            <text:p>1,19048</text:p>
          </table:table-cell>
          <table:table-cell table:formula="of:=[.E45]*100" office:value-type="float" office:value="25.5952380952381">
            <text:p>25,59524</text:p>
          </table:table-cell>
          <table:table-cell table:number-columns-repeated="2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table:formula="of:=SUM([.C45]+[.B46])" office:value-type="float" office:value="44">
            <text:p>44</text:p>
          </table:table-cell>
          <table:table-cell table:formula="of:=[.B46]/[.$C$161]" office:value-type="float" office:value="0.00595238095238095">
            <text:p>0,00595</text:p>
          </table:table-cell>
          <table:table-cell table:formula="of:=[.C46]/[.$C$161]" office:value-type="float" office:value="0.261904761904762">
            <text:p>0,26190</text:p>
          </table:table-cell>
          <table:table-cell table:formula="of:=[.D46]*100" office:value-type="float" office:value="0.595238095238095">
            <text:p>0,59524</text:p>
          </table:table-cell>
          <table:table-cell table:formula="of:=[.E46]*100" office:value-type="float" office:value="26.1904761904762">
            <text:p>26,19048</text:p>
          </table:table-cell>
          <table:table-cell table:number-columns-repeated="2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table:formula="of:=SUM([.C46]+[.B47])" office:value-type="float" office:value="45">
            <text:p>45</text:p>
          </table:table-cell>
          <table:table-cell table:formula="of:=[.B47]/[.$C$161]" office:value-type="float" office:value="0.00595238095238095">
            <text:p>0,00595</text:p>
          </table:table-cell>
          <table:table-cell table:formula="of:=[.C47]/[.$C$161]" office:value-type="float" office:value="0.267857142857143">
            <text:p>0,26786</text:p>
          </table:table-cell>
          <table:table-cell table:formula="of:=[.D47]*100" office:value-type="float" office:value="0.595238095238095">
            <text:p>0,59524</text:p>
          </table:table-cell>
          <table:table-cell table:formula="of:=[.E47]*100" office:value-type="float" office:value="26.7857142857143">
            <text:p>26,78571</text:p>
          </table:table-cell>
          <table:table-cell table:number-columns-repeated="2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table:formula="of:=SUM([.C47]+[.B48])" office:value-type="float" office:value="46">
            <text:p>46</text:p>
          </table:table-cell>
          <table:table-cell table:formula="of:=[.B48]/[.$C$161]" office:value-type="float" office:value="0.00595238095238095">
            <text:p>0,00595</text:p>
          </table:table-cell>
          <table:table-cell table:formula="of:=[.C48]/[.$C$161]" office:value-type="float" office:value="0.273809523809524">
            <text:p>0,27381</text:p>
          </table:table-cell>
          <table:table-cell table:formula="of:=[.D48]*100" office:value-type="float" office:value="0.595238095238095">
            <text:p>0,59524</text:p>
          </table:table-cell>
          <table:table-cell table:formula="of:=[.E48]*100" office:value-type="float" office:value="27.3809523809524">
            <text:p>27,38095</text:p>
          </table:table-cell>
          <table:table-cell table:number-columns-repeated="2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table:formula="of:=SUM([.C48]+[.B49])" office:value-type="float" office:value="47">
            <text:p>47</text:p>
          </table:table-cell>
          <table:table-cell table:formula="of:=[.B49]/[.$C$161]" office:value-type="float" office:value="0.00595238095238095">
            <text:p>0,00595</text:p>
          </table:table-cell>
          <table:table-cell table:formula="of:=[.C49]/[.$C$161]" office:value-type="float" office:value="0.279761904761905">
            <text:p>0,27976</text:p>
          </table:table-cell>
          <table:table-cell table:formula="of:=[.D49]*100" office:value-type="float" office:value="0.595238095238095">
            <text:p>0,59524</text:p>
          </table:table-cell>
          <table:table-cell table:formula="of:=[.E49]*100" office:value-type="float" office:value="27.9761904761905">
            <text:p>27,97619</text:p>
          </table:table-cell>
          <table:table-cell table:number-columns-repeated="2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formula="of:=SUM([.C49]+[.B50])" office:value-type="float" office:value="48">
            <text:p>48</text:p>
          </table:table-cell>
          <table:table-cell table:formula="of:=[.B50]/[.$C$161]" office:value-type="float" office:value="0.00595238095238095">
            <text:p>0,00595</text:p>
          </table:table-cell>
          <table:table-cell table:formula="of:=[.C50]/[.$C$161]" office:value-type="float" office:value="0.285714285714286">
            <text:p>0,28571</text:p>
          </table:table-cell>
          <table:table-cell table:formula="of:=[.D50]*100" office:value-type="float" office:value="0.595238095238095">
            <text:p>0,59524</text:p>
          </table:table-cell>
          <table:table-cell table:formula="of:=[.E50]*100" office:value-type="float" office:value="28.5714285714286">
            <text:p>28,57143</text:p>
          </table:table-cell>
          <table:table-cell table:number-columns-repeated="24"/>
        </table:table-row>
        <table:table-row table:style-name="ro1">
          <table:table-cell table:style-name="ce5" office:value-type="float" office:value="438">
            <text:p>438</text:p>
          </table:table-cell>
          <table:table-cell table:style-name="ce5" office:value-type="float" office:value="1">
            <text:p>1</text:p>
          </table:table-cell>
          <table:table-cell table:formula="of:=SUM([.C50]+[.B51])" office:value-type="float" office:value="49">
            <text:p>49</text:p>
          </table:table-cell>
          <table:table-cell table:formula="of:=[.B51]/[.$C$161]" office:value-type="float" office:value="0.00595238095238095">
            <text:p>0,00595</text:p>
          </table:table-cell>
          <table:table-cell table:formula="of:=[.C51]/[.$C$161]" office:value-type="float" office:value="0.291666666666667">
            <text:p>0,29167</text:p>
          </table:table-cell>
          <table:table-cell table:formula="of:=[.D51]*100" office:value-type="float" office:value="0.595238095238095">
            <text:p>0,59524</text:p>
          </table:table-cell>
          <table:table-cell table:formula="of:=[.E51]*100" office:value-type="float" office:value="29.1666666666667">
            <text:p>29,16667</text:p>
          </table:table-cell>
          <table:table-cell table:number-columns-repeated="2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table:formula="of:=SUM([.C51]+[.B52])" office:value-type="float" office:value="50">
            <text:p>50</text:p>
          </table:table-cell>
          <table:table-cell table:formula="of:=[.B52]/[.$C$161]" office:value-type="float" office:value="0.00595238095238095">
            <text:p>0,00595</text:p>
          </table:table-cell>
          <table:table-cell table:formula="of:=[.C52]/[.$C$161]" office:value-type="float" office:value="0.297619047619048">
            <text:p>0,29762</text:p>
          </table:table-cell>
          <table:table-cell table:formula="of:=[.D52]*100" office:value-type="float" office:value="0.595238095238095">
            <text:p>0,59524</text:p>
          </table:table-cell>
          <table:table-cell table:formula="of:=[.E52]*100" office:value-type="float" office:value="29.7619047619048">
            <text:p>29,76190</text:p>
          </table:table-cell>
          <table:table-cell table:number-columns-repeated="2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table:formula="of:=SUM([.C52]+[.B53])" office:value-type="float" office:value="52">
            <text:p>52</text:p>
          </table:table-cell>
          <table:table-cell table:formula="of:=[.B53]/[.$C$161]" office:value-type="float" office:value="0.0119047619047619">
            <text:p>0,01190</text:p>
          </table:table-cell>
          <table:table-cell table:formula="of:=[.C53]/[.$C$161]" office:value-type="float" office:value="0.30952380952381">
            <text:p>0,30952</text:p>
          </table:table-cell>
          <table:table-cell table:formula="of:=[.D53]*100" office:value-type="float" office:value="1.19047619047619">
            <text:p>1,19048</text:p>
          </table:table-cell>
          <table:table-cell table:formula="of:=[.E53]*100" office:value-type="float" office:value="30.952380952381">
            <text:p>30,95238</text:p>
          </table:table-cell>
          <table:table-cell table:number-columns-repeated="2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table:formula="of:=SUM([.C53]+[.B54])" office:value-type="float" office:value="53">
            <text:p>53</text:p>
          </table:table-cell>
          <table:table-cell table:formula="of:=[.B54]/[.$C$161]" office:value-type="float" office:value="0.00595238095238095">
            <text:p>0,00595</text:p>
          </table:table-cell>
          <table:table-cell table:formula="of:=[.C54]/[.$C$161]" office:value-type="float" office:value="0.31547619047619">
            <text:p>0,31548</text:p>
          </table:table-cell>
          <table:table-cell table:formula="of:=[.D54]*100" office:value-type="float" office:value="0.595238095238095">
            <text:p>0,59524</text:p>
          </table:table-cell>
          <table:table-cell table:formula="of:=[.E54]*100" office:value-type="float" office:value="31.547619047619">
            <text:p>31,54762</text:p>
          </table:table-cell>
          <table:table-cell table:number-columns-repeated="2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table:formula="of:=SUM([.C54]+[.B55])" office:value-type="float" office:value="54">
            <text:p>54</text:p>
          </table:table-cell>
          <table:table-cell table:formula="of:=[.B55]/[.$C$161]" office:value-type="float" office:value="0.00595238095238095">
            <text:p>0,00595</text:p>
          </table:table-cell>
          <table:table-cell table:formula="of:=[.C55]/[.$C$161]" office:value-type="float" office:value="0.321428571428571">
            <text:p>0,32143</text:p>
          </table:table-cell>
          <table:table-cell table:formula="of:=[.D55]*100" office:value-type="float" office:value="0.595238095238095">
            <text:p>0,59524</text:p>
          </table:table-cell>
          <table:table-cell table:formula="of:=[.E55]*100" office:value-type="float" office:value="32.1428571428571">
            <text:p>32,14286</text:p>
          </table:table-cell>
          <table:table-cell table:number-columns-repeated="2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formula="of:=SUM([.C55]+[.B56])" office:value-type="float" office:value="55">
            <text:p>55</text:p>
          </table:table-cell>
          <table:table-cell table:formula="of:=[.B56]/[.$C$161]" office:value-type="float" office:value="0.00595238095238095">
            <text:p>0,00595</text:p>
          </table:table-cell>
          <table:table-cell table:formula="of:=[.C56]/[.$C$161]" office:value-type="float" office:value="0.327380952380952">
            <text:p>0,32738</text:p>
          </table:table-cell>
          <table:table-cell table:formula="of:=[.D56]*100" office:value-type="float" office:value="0.595238095238095">
            <text:p>0,59524</text:p>
          </table:table-cell>
          <table:table-cell table:formula="of:=[.E56]*100" office:value-type="float" office:value="32.7380952380952">
            <text:p>32,73810</text:p>
          </table:table-cell>
          <table:table-cell table:number-columns-repeated="2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table:formula="of:=SUM([.C56]+[.B57])" office:value-type="float" office:value="56">
            <text:p>56</text:p>
          </table:table-cell>
          <table:table-cell table:formula="of:=[.B57]/[.$C$161]" office:value-type="float" office:value="0.00595238095238095">
            <text:p>0,00595</text:p>
          </table:table-cell>
          <table:table-cell table:formula="of:=[.C57]/[.$C$161]" office:value-type="float" office:value="0.333333333333333">
            <text:p>0,33333</text:p>
          </table:table-cell>
          <table:table-cell table:formula="of:=[.D57]*100" office:value-type="float" office:value="0.595238095238095">
            <text:p>0,59524</text:p>
          </table:table-cell>
          <table:table-cell table:formula="of:=[.E57]*100" office:value-type="float" office:value="33.3333333333333">
            <text:p>33,33333</text:p>
          </table:table-cell>
          <table:table-cell table:number-columns-repeated="2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SUM([.C57]+[.B58])" office:value-type="float" office:value="57">
            <text:p>57</text:p>
          </table:table-cell>
          <table:table-cell table:formula="of:=[.B58]/[.$C$161]" office:value-type="float" office:value="0.00595238095238095">
            <text:p>0,00595</text:p>
          </table:table-cell>
          <table:table-cell table:formula="of:=[.C58]/[.$C$161]" office:value-type="float" office:value="0.339285714285714">
            <text:p>0,33929</text:p>
          </table:table-cell>
          <table:table-cell table:formula="of:=[.D58]*100" office:value-type="float" office:value="0.595238095238095">
            <text:p>0,59524</text:p>
          </table:table-cell>
          <table:table-cell table:formula="of:=[.E58]*100" office:value-type="float" office:value="33.9285714285714">
            <text:p>33,92857</text:p>
          </table:table-cell>
          <table:table-cell table:number-columns-repeated="2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table:formula="of:=SUM([.C58]+[.B59])" office:value-type="float" office:value="58">
            <text:p>58</text:p>
          </table:table-cell>
          <table:table-cell table:formula="of:=[.B59]/[.$C$161]" office:value-type="float" office:value="0.00595238095238095">
            <text:p>0,00595</text:p>
          </table:table-cell>
          <table:table-cell table:formula="of:=[.C59]/[.$C$161]" office:value-type="float" office:value="0.345238095238095">
            <text:p>0,34524</text:p>
          </table:table-cell>
          <table:table-cell table:formula="of:=[.D59]*100" office:value-type="float" office:value="0.595238095238095">
            <text:p>0,59524</text:p>
          </table:table-cell>
          <table:table-cell table:formula="of:=[.E59]*100" office:value-type="float" office:value="34.5238095238095">
            <text:p>34,52381</text:p>
          </table:table-cell>
          <table:table-cell table:number-columns-repeated="2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table:formula="of:=SUM([.C59]+[.B60])" office:value-type="float" office:value="59">
            <text:p>59</text:p>
          </table:table-cell>
          <table:table-cell table:formula="of:=[.B60]/[.$C$161]" office:value-type="float" office:value="0.00595238095238095">
            <text:p>0,00595</text:p>
          </table:table-cell>
          <table:table-cell table:formula="of:=[.C60]/[.$C$161]" office:value-type="float" office:value="0.351190476190476">
            <text:p>0,35119</text:p>
          </table:table-cell>
          <table:table-cell table:formula="of:=[.D60]*100" office:value-type="float" office:value="0.595238095238095">
            <text:p>0,59524</text:p>
          </table:table-cell>
          <table:table-cell table:formula="of:=[.E60]*100" office:value-type="float" office:value="35.1190476190476">
            <text:p>35,11905</text:p>
          </table:table-cell>
          <table:table-cell table:number-columns-repeated="2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table:formula="of:=SUM([.C60]+[.B61])" office:value-type="float" office:value="60">
            <text:p>60</text:p>
          </table:table-cell>
          <table:table-cell table:formula="of:=[.B61]/[.$C$161]" office:value-type="float" office:value="0.00595238095238095">
            <text:p>0,00595</text:p>
          </table:table-cell>
          <table:table-cell table:formula="of:=[.C61]/[.$C$161]" office:value-type="float" office:value="0.357142857142857">
            <text:p>0,35714</text:p>
          </table:table-cell>
          <table:table-cell table:formula="of:=[.D61]*100" office:value-type="float" office:value="0.595238095238095">
            <text:p>0,59524</text:p>
          </table:table-cell>
          <table:table-cell table:formula="of:=[.E61]*100" office:value-type="float" office:value="35.7142857142857">
            <text:p>35,71429</text:p>
          </table:table-cell>
          <table:table-cell table:number-columns-repeated="24"/>
        </table:table-row>
        <table:table-row table:style-name="ro1">
          <table:table-cell table:style-name="ce5" office:value-type="float" office:value="540">
            <text:p>540</text:p>
          </table:table-cell>
          <table:table-cell table:style-name="ce5" office:value-type="float" office:value="2">
            <text:p>2</text:p>
          </table:table-cell>
          <table:table-cell table:formula="of:=SUM([.C61]+[.B62])" office:value-type="float" office:value="62">
            <text:p>62</text:p>
          </table:table-cell>
          <table:table-cell table:formula="of:=[.B62]/[.$C$161]" office:value-type="float" office:value="0.0119047619047619">
            <text:p>0,01190</text:p>
          </table:table-cell>
          <table:table-cell table:formula="of:=[.C62]/[.$C$161]" office:value-type="float" office:value="0.369047619047619">
            <text:p>0,36905</text:p>
          </table:table-cell>
          <table:table-cell table:formula="of:=[.D62]*100" office:value-type="float" office:value="1.19047619047619">
            <text:p>1,19048</text:p>
          </table:table-cell>
          <table:table-cell table:formula="of:=[.E62]*100" office:value-type="float" office:value="36.9047619047619">
            <text:p>36,90476</text:p>
          </table:table-cell>
          <table:table-cell table:number-columns-repeated="2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table:formula="of:=SUM([.C62]+[.B63])" office:value-type="float" office:value="64">
            <text:p>64</text:p>
          </table:table-cell>
          <table:table-cell table:formula="of:=[.B63]/[.$C$161]" office:value-type="float" office:value="0.0119047619047619">
            <text:p>0,01190</text:p>
          </table:table-cell>
          <table:table-cell table:formula="of:=[.C63]/[.$C$161]" office:value-type="float" office:value="0.380952380952381">
            <text:p>0,38095</text:p>
          </table:table-cell>
          <table:table-cell table:formula="of:=[.D63]*100" office:value-type="float" office:value="1.19047619047619">
            <text:p>1,19048</text:p>
          </table:table-cell>
          <table:table-cell table:formula="of:=[.E63]*100" office:value-type="float" office:value="38.0952380952381">
            <text:p>38,09524</text:p>
          </table:table-cell>
          <table:table-cell table:number-columns-repeated="2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SUM([.C63]+[.B64])" office:value-type="float" office:value="65">
            <text:p>65</text:p>
          </table:table-cell>
          <table:table-cell table:formula="of:=[.B64]/[.$C$161]" office:value-type="float" office:value="0.00595238095238095">
            <text:p>0,00595</text:p>
          </table:table-cell>
          <table:table-cell table:formula="of:=[.C64]/[.$C$161]" office:value-type="float" office:value="0.386904761904762">
            <text:p>0,38690</text:p>
          </table:table-cell>
          <table:table-cell table:formula="of:=[.D64]*100" office:value-type="float" office:value="0.595238095238095">
            <text:p>0,59524</text:p>
          </table:table-cell>
          <table:table-cell table:formula="of:=[.E64]*100" office:value-type="float" office:value="38.6904761904762">
            <text:p>38,69048</text:p>
          </table:table-cell>
          <table:table-cell table:number-columns-repeated="2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table:formula="of:=SUM([.C64]+[.B65])" office:value-type="float" office:value="66">
            <text:p>66</text:p>
          </table:table-cell>
          <table:table-cell table:formula="of:=[.B65]/[.$C$161]" office:value-type="float" office:value="0.00595238095238095">
            <text:p>0,00595</text:p>
          </table:table-cell>
          <table:table-cell table:formula="of:=[.C65]/[.$C$161]" office:value-type="float" office:value="0.392857142857143">
            <text:p>0,39286</text:p>
          </table:table-cell>
          <table:table-cell table:formula="of:=[.D65]*100" office:value-type="float" office:value="0.595238095238095">
            <text:p>0,59524</text:p>
          </table:table-cell>
          <table:table-cell table:formula="of:=[.E65]*100" office:value-type="float" office:value="39.2857142857143">
            <text:p>39,28571</text:p>
          </table:table-cell>
          <table:table-cell table:number-columns-repeated="2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table:formula="of:=SUM([.C65]+[.B66])" office:value-type="float" office:value="68">
            <text:p>68</text:p>
          </table:table-cell>
          <table:table-cell table:formula="of:=[.B66]/[.$C$161]" office:value-type="float" office:value="0.0119047619047619">
            <text:p>0,01190</text:p>
          </table:table-cell>
          <table:table-cell table:formula="of:=[.C66]/[.$C$161]" office:value-type="float" office:value="0.404761904761905">
            <text:p>0,40476</text:p>
          </table:table-cell>
          <table:table-cell table:formula="of:=[.D66]*100" office:value-type="float" office:value="1.19047619047619">
            <text:p>1,19048</text:p>
          </table:table-cell>
          <table:table-cell table:formula="of:=[.E66]*100" office:value-type="float" office:value="40.4761904761905">
            <text:p>40,47619</text:p>
          </table:table-cell>
          <table:table-cell table:number-columns-repeated="2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table:formula="of:=SUM([.C66]+[.B67])" office:value-type="float" office:value="69">
            <text:p>69</text:p>
          </table:table-cell>
          <table:table-cell table:formula="of:=[.B67]/[.$C$161]" office:value-type="float" office:value="0.00595238095238095">
            <text:p>0,00595</text:p>
          </table:table-cell>
          <table:table-cell table:formula="of:=[.C67]/[.$C$161]" office:value-type="float" office:value="0.410714285714286">
            <text:p>0,41071</text:p>
          </table:table-cell>
          <table:table-cell table:formula="of:=[.D67]*100" office:value-type="float" office:value="0.595238095238095">
            <text:p>0,59524</text:p>
          </table:table-cell>
          <table:table-cell table:formula="of:=[.E67]*100" office:value-type="float" office:value="41.0714285714286">
            <text:p>41,07143</text:p>
          </table:table-cell>
          <table:table-cell table:number-columns-repeated="2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table:formula="of:=SUM([.C67]+[.B68])" office:value-type="float" office:value="70">
            <text:p>70</text:p>
          </table:table-cell>
          <table:table-cell table:formula="of:=[.B68]/[.$C$161]" office:value-type="float" office:value="0.00595238095238095">
            <text:p>0,00595</text:p>
          </table:table-cell>
          <table:table-cell table:formula="of:=[.C68]/[.$C$161]" office:value-type="float" office:value="0.416666666666667">
            <text:p>0,41667</text:p>
          </table:table-cell>
          <table:table-cell table:formula="of:=[.D68]*100" office:value-type="float" office:value="0.595238095238095">
            <text:p>0,59524</text:p>
          </table:table-cell>
          <table:table-cell table:formula="of:=[.E68]*100" office:value-type="float" office:value="41.6666666666667">
            <text:p>41,66667</text:p>
          </table:table-cell>
          <table:table-cell table:number-columns-repeated="2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table:formula="of:=SUM([.C68]+[.B69])" office:value-type="float" office:value="71">
            <text:p>71</text:p>
          </table:table-cell>
          <table:table-cell table:formula="of:=[.B69]/[.$C$161]" office:value-type="float" office:value="0.00595238095238095">
            <text:p>0,00595</text:p>
          </table:table-cell>
          <table:table-cell table:formula="of:=[.C69]/[.$C$161]" office:value-type="float" office:value="0.422619047619048">
            <text:p>0,42262</text:p>
          </table:table-cell>
          <table:table-cell table:formula="of:=[.D69]*100" office:value-type="float" office:value="0.595238095238095">
            <text:p>0,59524</text:p>
          </table:table-cell>
          <table:table-cell table:formula="of:=[.E69]*100" office:value-type="float" office:value="42.2619047619048">
            <text:p>42,26190</text:p>
          </table:table-cell>
          <table:table-cell table:number-columns-repeated="2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table:formula="of:=SUM([.C69]+[.B70])" office:value-type="float" office:value="72">
            <text:p>72</text:p>
          </table:table-cell>
          <table:table-cell table:formula="of:=[.B70]/[.$C$161]" office:value-type="float" office:value="0.00595238095238095">
            <text:p>0,00595</text:p>
          </table:table-cell>
          <table:table-cell table:formula="of:=[.C70]/[.$C$161]" office:value-type="float" office:value="0.428571428571429">
            <text:p>0,42857</text:p>
          </table:table-cell>
          <table:table-cell table:formula="of:=[.D70]*100" office:value-type="float" office:value="0.595238095238095">
            <text:p>0,59524</text:p>
          </table:table-cell>
          <table:table-cell table:formula="of:=[.E70]*100" office:value-type="float" office:value="42.8571428571429">
            <text:p>42,85714</text:p>
          </table:table-cell>
          <table:table-cell table:number-columns-repeated="24"/>
        </table:table-row>
        <table:table-row table:style-name="ro1">
          <table:table-cell table:style-name="ce5" office:value-type="float" office:value="613">
            <text:p>613</text:p>
          </table:table-cell>
          <table:table-cell table:style-name="ce5" office:value-type="float" office:value="1">
            <text:p>1</text:p>
          </table:table-cell>
          <table:table-cell table:formula="of:=SUM([.C70]+[.B71])" office:value-type="float" office:value="73">
            <text:p>73</text:p>
          </table:table-cell>
          <table:table-cell table:formula="of:=[.B71]/[.$C$161]" office:value-type="float" office:value="0.00595238095238095">
            <text:p>0,00595</text:p>
          </table:table-cell>
          <table:table-cell table:formula="of:=[.C71]/[.$C$161]" office:value-type="float" office:value="0.43452380952381">
            <text:p>0,43452</text:p>
          </table:table-cell>
          <table:table-cell table:formula="of:=[.D71]*100" office:value-type="float" office:value="0.595238095238095">
            <text:p>0,59524</text:p>
          </table:table-cell>
          <table:table-cell table:formula="of:=[.E71]*100" office:value-type="float" office:value="43.452380952381">
            <text:p>43,45238</text:p>
          </table:table-cell>
          <table:table-cell table:number-columns-repeated="24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table:formula="of:=SUM([.C71]+[.B72])" office:value-type="float" office:value="74">
            <text:p>74</text:p>
          </table:table-cell>
          <table:table-cell table:formula="of:=[.B72]/[.$C$161]" office:value-type="float" office:value="0.00595238095238095">
            <text:p>0,00595</text:p>
          </table:table-cell>
          <table:table-cell table:formula="of:=[.C72]/[.$C$161]" office:value-type="float" office:value="0.44047619047619">
            <text:p>0,44048</text:p>
          </table:table-cell>
          <table:table-cell table:formula="of:=[.D72]*100" office:value-type="float" office:value="0.595238095238095">
            <text:p>0,59524</text:p>
          </table:table-cell>
          <table:table-cell table:formula="of:=[.E72]*100" office:value-type="float" office:value="44.047619047619">
            <text:p>44,04762</text:p>
          </table:table-cell>
          <table:table-cell table:number-columns-repeated="24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table:formula="of:=SUM([.C72]+[.B73])" office:value-type="float" office:value="75">
            <text:p>75</text:p>
          </table:table-cell>
          <table:table-cell table:formula="of:=[.B73]/[.$C$161]" office:value-type="float" office:value="0.00595238095238095">
            <text:p>0,00595</text:p>
          </table:table-cell>
          <table:table-cell table:formula="of:=[.C73]/[.$C$161]" office:value-type="float" office:value="0.446428571428571">
            <text:p>0,44643</text:p>
          </table:table-cell>
          <table:table-cell table:formula="of:=[.D73]*100" office:value-type="float" office:value="0.595238095238095">
            <text:p>0,59524</text:p>
          </table:table-cell>
          <table:table-cell table:formula="of:=[.E73]*100" office:value-type="float" office:value="44.6428571428571">
            <text:p>44,64286</text:p>
          </table:table-cell>
          <table:table-cell table:number-columns-repeated="24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">
            <text:p>1</text:p>
          </table:table-cell>
          <table:table-cell table:formula="of:=SUM([.C73]+[.B74])" office:value-type="float" office:value="76">
            <text:p>76</text:p>
          </table:table-cell>
          <table:table-cell table:formula="of:=[.B74]/[.$C$161]" office:value-type="float" office:value="0.00595238095238095">
            <text:p>0,00595</text:p>
          </table:table-cell>
          <table:table-cell table:formula="of:=[.C74]/[.$C$161]" office:value-type="float" office:value="0.452380952380952">
            <text:p>0,45238</text:p>
          </table:table-cell>
          <table:table-cell table:formula="of:=[.D74]*100" office:value-type="float" office:value="0.595238095238095">
            <text:p>0,59524</text:p>
          </table:table-cell>
          <table:table-cell table:formula="of:=[.E74]*100" office:value-type="float" office:value="45.2380952380952">
            <text:p>45,23810</text:p>
          </table:table-cell>
          <table:table-cell table:number-columns-repeated="24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table:formula="of:=SUM([.C74]+[.B75])" office:value-type="float" office:value="77">
            <text:p>77</text:p>
          </table:table-cell>
          <table:table-cell table:formula="of:=[.B75]/[.$C$161]" office:value-type="float" office:value="0.00595238095238095">
            <text:p>0,00595</text:p>
          </table:table-cell>
          <table:table-cell table:formula="of:=[.C75]/[.$C$161]" office:value-type="float" office:value="0.458333333333333">
            <text:p>0,45833</text:p>
          </table:table-cell>
          <table:table-cell table:formula="of:=[.D75]*100" office:value-type="float" office:value="0.595238095238095">
            <text:p>0,59524</text:p>
          </table:table-cell>
          <table:table-cell table:formula="of:=[.E75]*100" office:value-type="float" office:value="45.8333333333333">
            <text:p>45,83333</text:p>
          </table:table-cell>
          <table:table-cell table:number-columns-repeated="24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table:formula="of:=SUM([.C75]+[.B76])" office:value-type="float" office:value="78">
            <text:p>78</text:p>
          </table:table-cell>
          <table:table-cell table:formula="of:=[.B76]/[.$C$161]" office:value-type="float" office:value="0.00595238095238095">
            <text:p>0,00595</text:p>
          </table:table-cell>
          <table:table-cell table:formula="of:=[.C76]/[.$C$161]" office:value-type="float" office:value="0.464285714285714">
            <text:p>0,46429</text:p>
          </table:table-cell>
          <table:table-cell table:formula="of:=[.D76]*100" office:value-type="float" office:value="0.595238095238095">
            <text:p>0,59524</text:p>
          </table:table-cell>
          <table:table-cell table:formula="of:=[.E76]*100" office:value-type="float" office:value="46.4285714285714">
            <text:p>46,42857</text:p>
          </table:table-cell>
          <table:table-cell table:number-columns-repeated="24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table:formula="of:=SUM([.C76]+[.B77])" office:value-type="float" office:value="79">
            <text:p>79</text:p>
          </table:table-cell>
          <table:table-cell table:formula="of:=[.B77]/[.$C$161]" office:value-type="float" office:value="0.00595238095238095">
            <text:p>0,00595</text:p>
          </table:table-cell>
          <table:table-cell table:formula="of:=[.C77]/[.$C$161]" office:value-type="float" office:value="0.470238095238095">
            <text:p>0,47024</text:p>
          </table:table-cell>
          <table:table-cell table:formula="of:=[.D77]*100" office:value-type="float" office:value="0.595238095238095">
            <text:p>0,59524</text:p>
          </table:table-cell>
          <table:table-cell table:formula="of:=[.E77]*100" office:value-type="float" office:value="47.0238095238095">
            <text:p>47,02381</text:p>
          </table:table-cell>
          <table:table-cell table:number-columns-repeated="24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table:formula="of:=SUM([.C77]+[.B78])" office:value-type="float" office:value="80">
            <text:p>80</text:p>
          </table:table-cell>
          <table:table-cell table:formula="of:=[.B78]/[.$C$161]" office:value-type="float" office:value="0.00595238095238095">
            <text:p>0,00595</text:p>
          </table:table-cell>
          <table:table-cell table:formula="of:=[.C78]/[.$C$161]" office:value-type="float" office:value="0.476190476190476">
            <text:p>0,47619</text:p>
          </table:table-cell>
          <table:table-cell table:formula="of:=[.D78]*100" office:value-type="float" office:value="0.595238095238095">
            <text:p>0,59524</text:p>
          </table:table-cell>
          <table:table-cell table:formula="of:=[.E78]*100" office:value-type="float" office:value="47.6190476190476">
            <text:p>47,61905</text:p>
          </table:table-cell>
          <table:table-cell table:number-columns-repeated="24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table:formula="of:=SUM([.C78]+[.B79])" office:value-type="float" office:value="81">
            <text:p>81</text:p>
          </table:table-cell>
          <table:table-cell table:formula="of:=[.B79]/[.$C$161]" office:value-type="float" office:value="0.00595238095238095">
            <text:p>0,00595</text:p>
          </table:table-cell>
          <table:table-cell table:formula="of:=[.C79]/[.$C$161]" office:value-type="float" office:value="0.482142857142857">
            <text:p>0,48214</text:p>
          </table:table-cell>
          <table:table-cell table:formula="of:=[.D79]*100" office:value-type="float" office:value="0.595238095238095">
            <text:p>0,59524</text:p>
          </table:table-cell>
          <table:table-cell table:formula="of:=[.E79]*100" office:value-type="float" office:value="48.2142857142857">
            <text:p>48,21429</text:p>
          </table:table-cell>
          <table:table-cell table:number-columns-repeated="24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table:formula="of:=SUM([.C79]+[.B80])" office:value-type="float" office:value="82">
            <text:p>82</text:p>
          </table:table-cell>
          <table:table-cell table:formula="of:=[.B80]/[.$C$161]" office:value-type="float" office:value="0.00595238095238095">
            <text:p>0,00595</text:p>
          </table:table-cell>
          <table:table-cell table:formula="of:=[.C80]/[.$C$161]" office:value-type="float" office:value="0.488095238095238">
            <text:p>0,48810</text:p>
          </table:table-cell>
          <table:table-cell table:formula="of:=[.D80]*100" office:value-type="float" office:value="0.595238095238095">
            <text:p>0,59524</text:p>
          </table:table-cell>
          <table:table-cell table:formula="of:=[.E80]*100" office:value-type="float" office:value="48.8095238095238">
            <text:p>48,80952</text:p>
          </table:table-cell>
          <table:table-cell table:number-columns-repeated="24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 table:formula="of:=SUM([.C80]+[.B81])" office:value-type="float" office:value="83">
            <text:p>83</text:p>
          </table:table-cell>
          <table:table-cell table:formula="of:=[.B81]/[.$C$161]" office:value-type="float" office:value="0.00595238095238095">
            <text:p>0,00595</text:p>
          </table:table-cell>
          <table:table-cell table:formula="of:=[.C81]/[.$C$161]" office:value-type="float" office:value="0.494047619047619">
            <text:p>0,49405</text:p>
          </table:table-cell>
          <table:table-cell table:formula="of:=[.D81]*100" office:value-type="float" office:value="0.595238095238095">
            <text:p>0,59524</text:p>
          </table:table-cell>
          <table:table-cell table:formula="of:=[.E81]*100" office:value-type="float" office:value="49.4047619047619">
            <text:p>49,40476</text:p>
          </table:table-cell>
          <table:table-cell table:number-columns-repeated="24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 table:formula="of:=SUM([.C81]+[.B82])" office:value-type="float" office:value="84">
            <text:p>84</text:p>
          </table:table-cell>
          <table:table-cell table:formula="of:=[.B82]/[.$C$161]" office:value-type="float" office:value="0.00595238095238095">
            <text:p>0,00595</text:p>
          </table:table-cell>
          <table:table-cell table:formula="of:=[.C82]/[.$C$161]" office:value-type="float" office:value="0.5">
            <text:p>0,50000</text:p>
          </table:table-cell>
          <table:table-cell table:formula="of:=[.D82]*100" office:value-type="float" office:value="0.595238095238095">
            <text:p>0,59524</text:p>
          </table:table-cell>
          <table:table-cell table:formula="of:=[.E82]*100" office:value-type="float" office:value="50">
            <text:p>50,00000</text:p>
          </table:table-cell>
          <table:table-cell table:number-columns-repeated="24"/>
        </table:table-row>
        <table:table-row table:style-name="ro1">
          <table:table-cell table:style-name="ce5" office:value-type="float" office:value="711">
            <text:p>711</text:p>
          </table:table-cell>
          <table:table-cell table:style-name="ce5" office:value-type="float" office:value="1">
            <text:p>1</text:p>
          </table:table-cell>
          <table:table-cell table:formula="of:=SUM([.C82]+[.B83])" office:value-type="float" office:value="85">
            <text:p>85</text:p>
          </table:table-cell>
          <table:table-cell table:formula="of:=[.B83]/[.$C$161]" office:value-type="float" office:value="0.00595238095238095">
            <text:p>0,00595</text:p>
          </table:table-cell>
          <table:table-cell table:formula="of:=[.C83]/[.$C$161]" office:value-type="float" office:value="0.505952380952381">
            <text:p>0,50595</text:p>
          </table:table-cell>
          <table:table-cell table:formula="of:=[.D83]*100" office:value-type="float" office:value="0.595238095238095">
            <text:p>0,59524</text:p>
          </table:table-cell>
          <table:table-cell table:formula="of:=[.E83]*100" office:value-type="float" office:value="50.5952380952381">
            <text:p>50,59524</text:p>
          </table:table-cell>
          <table:table-cell table:number-columns-repeated="24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table:formula="of:=SUM([.C83]+[.B84])" office:value-type="float" office:value="86">
            <text:p>86</text:p>
          </table:table-cell>
          <table:table-cell table:formula="of:=[.B84]/[.$C$161]" office:value-type="float" office:value="0.00595238095238095">
            <text:p>0,00595</text:p>
          </table:table-cell>
          <table:table-cell table:formula="of:=[.C84]/[.$C$161]" office:value-type="float" office:value="0.511904761904762">
            <text:p>0,51190</text:p>
          </table:table-cell>
          <table:table-cell table:formula="of:=[.D84]*100" office:value-type="float" office:value="0.595238095238095">
            <text:p>0,59524</text:p>
          </table:table-cell>
          <table:table-cell table:formula="of:=[.E84]*100" office:value-type="float" office:value="51.1904761904762">
            <text:p>51,19048</text:p>
          </table:table-cell>
          <table:table-cell table:number-columns-repeated="2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formula="of:=SUM([.C84]+[.B85])" office:value-type="float" office:value="87">
            <text:p>87</text:p>
          </table:table-cell>
          <table:table-cell table:formula="of:=[.B85]/[.$C$161]" office:value-type="float" office:value="0.00595238095238095">
            <text:p>0,00595</text:p>
          </table:table-cell>
          <table:table-cell table:formula="of:=[.C85]/[.$C$161]" office:value-type="float" office:value="0.517857142857143">
            <text:p>0,51786</text:p>
          </table:table-cell>
          <table:table-cell table:formula="of:=[.D85]*100" office:value-type="float" office:value="0.595238095238095">
            <text:p>0,59524</text:p>
          </table:table-cell>
          <table:table-cell table:formula="of:=[.E85]*100" office:value-type="float" office:value="51.7857142857143">
            <text:p>51,78571</text:p>
          </table:table-cell>
          <table:table-cell table:number-columns-repeated="24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table:formula="of:=SUM([.C85]+[.B86])" office:value-type="float" office:value="88">
            <text:p>88</text:p>
          </table:table-cell>
          <table:table-cell table:formula="of:=[.B86]/[.$C$161]" office:value-type="float" office:value="0.00595238095238095">
            <text:p>0,00595</text:p>
          </table:table-cell>
          <table:table-cell table:formula="of:=[.C86]/[.$C$161]" office:value-type="float" office:value="0.523809523809524">
            <text:p>0,52381</text:p>
          </table:table-cell>
          <table:table-cell table:formula="of:=[.D86]*100" office:value-type="float" office:value="0.595238095238095">
            <text:p>0,59524</text:p>
          </table:table-cell>
          <table:table-cell table:formula="of:=[.E86]*100" office:value-type="float" office:value="52.3809523809524">
            <text:p>52,38095</text:p>
          </table:table-cell>
          <table:table-cell table:number-columns-repeated="2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SUM([.C86]+[.B87])" office:value-type="float" office:value="89">
            <text:p>89</text:p>
          </table:table-cell>
          <table:table-cell table:formula="of:=[.B87]/[.$C$161]" office:value-type="float" office:value="0.00595238095238095">
            <text:p>0,00595</text:p>
          </table:table-cell>
          <table:table-cell table:formula="of:=[.C87]/[.$C$161]" office:value-type="float" office:value="0.529761904761905">
            <text:p>0,52976</text:p>
          </table:table-cell>
          <table:table-cell table:formula="of:=[.D87]*100" office:value-type="float" office:value="0.595238095238095">
            <text:p>0,59524</text:p>
          </table:table-cell>
          <table:table-cell table:formula="of:=[.E87]*100" office:value-type="float" office:value="52.9761904761905">
            <text:p>52,97619</text:p>
          </table:table-cell>
          <table:table-cell table:number-columns-repeated="2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table:formula="of:=SUM([.C87]+[.B88])" office:value-type="float" office:value="90">
            <text:p>90</text:p>
          </table:table-cell>
          <table:table-cell table:formula="of:=[.B88]/[.$C$161]" office:value-type="float" office:value="0.00595238095238095">
            <text:p>0,00595</text:p>
          </table:table-cell>
          <table:table-cell table:formula="of:=[.C88]/[.$C$161]" office:value-type="float" office:value="0.535714285714286">
            <text:p>0,53571</text:p>
          </table:table-cell>
          <table:table-cell table:formula="of:=[.D88]*100" office:value-type="float" office:value="0.595238095238095">
            <text:p>0,59524</text:p>
          </table:table-cell>
          <table:table-cell table:formula="of:=[.E88]*100" office:value-type="float" office:value="53.5714285714286">
            <text:p>53,57143</text:p>
          </table:table-cell>
          <table:table-cell table:number-columns-repeated="24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table:formula="of:=SUM([.C88]+[.B89])" office:value-type="float" office:value="91">
            <text:p>91</text:p>
          </table:table-cell>
          <table:table-cell table:formula="of:=[.B89]/[.$C$161]" office:value-type="float" office:value="0.00595238095238095">
            <text:p>0,00595</text:p>
          </table:table-cell>
          <table:table-cell table:formula="of:=[.C89]/[.$C$161]" office:value-type="float" office:value="0.541666666666667">
            <text:p>0,54167</text:p>
          </table:table-cell>
          <table:table-cell table:formula="of:=[.D89]*100" office:value-type="float" office:value="0.595238095238095">
            <text:p>0,59524</text:p>
          </table:table-cell>
          <table:table-cell table:formula="of:=[.E89]*100" office:value-type="float" office:value="54.1666666666667">
            <text:p>54,16667</text:p>
          </table:table-cell>
          <table:table-cell table:number-columns-repeated="24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table:formula="of:=SUM([.C89]+[.B90])" office:value-type="float" office:value="92">
            <text:p>92</text:p>
          </table:table-cell>
          <table:table-cell table:formula="of:=[.B90]/[.$C$161]" office:value-type="float" office:value="0.00595238095238095">
            <text:p>0,00595</text:p>
          </table:table-cell>
          <table:table-cell table:formula="of:=[.C90]/[.$C$161]" office:value-type="float" office:value="0.547619047619048">
            <text:p>0,54762</text:p>
          </table:table-cell>
          <table:table-cell table:formula="of:=[.D90]*100" office:value-type="float" office:value="0.595238095238095">
            <text:p>0,59524</text:p>
          </table:table-cell>
          <table:table-cell table:formula="of:=[.E90]*100" office:value-type="float" office:value="54.7619047619048">
            <text:p>54,76190</text:p>
          </table:table-cell>
          <table:table-cell table:number-columns-repeated="24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table:formula="of:=SUM([.C90]+[.B91])" office:value-type="float" office:value="93">
            <text:p>93</text:p>
          </table:table-cell>
          <table:table-cell table:formula="of:=[.B91]/[.$C$161]" office:value-type="float" office:value="0.00595238095238095">
            <text:p>0,00595</text:p>
          </table:table-cell>
          <table:table-cell table:formula="of:=[.C91]/[.$C$161]" office:value-type="float" office:value="0.553571428571429">
            <text:p>0,55357</text:p>
          </table:table-cell>
          <table:table-cell table:formula="of:=[.D91]*100" office:value-type="float" office:value="0.595238095238095">
            <text:p>0,59524</text:p>
          </table:table-cell>
          <table:table-cell table:formula="of:=[.E91]*100" office:value-type="float" office:value="55.3571428571429">
            <text:p>55,35714</text:p>
          </table:table-cell>
          <table:table-cell table:number-columns-repeated="24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table:formula="of:=SUM([.C91]+[.B92])" office:value-type="float" office:value="94">
            <text:p>94</text:p>
          </table:table-cell>
          <table:table-cell table:formula="of:=[.B92]/[.$C$161]" office:value-type="float" office:value="0.00595238095238095">
            <text:p>0,00595</text:p>
          </table:table-cell>
          <table:table-cell table:formula="of:=[.C92]/[.$C$161]" office:value-type="float" office:value="0.55952380952381">
            <text:p>0,55952</text:p>
          </table:table-cell>
          <table:table-cell table:formula="of:=[.D92]*100" office:value-type="float" office:value="0.595238095238095">
            <text:p>0,59524</text:p>
          </table:table-cell>
          <table:table-cell table:formula="of:=[.E92]*100" office:value-type="float" office:value="55.952380952381">
            <text:p>55,95238</text:p>
          </table:table-cell>
          <table:table-cell table:number-columns-repeated="24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table:formula="of:=SUM([.C92]+[.B93])" office:value-type="float" office:value="95">
            <text:p>95</text:p>
          </table:table-cell>
          <table:table-cell table:formula="of:=[.B93]/[.$C$161]" office:value-type="float" office:value="0.00595238095238095">
            <text:p>0,00595</text:p>
          </table:table-cell>
          <table:table-cell table:formula="of:=[.C93]/[.$C$161]" office:value-type="float" office:value="0.56547619047619">
            <text:p>0,56548</text:p>
          </table:table-cell>
          <table:table-cell table:formula="of:=[.D93]*100" office:value-type="float" office:value="0.595238095238095">
            <text:p>0,59524</text:p>
          </table:table-cell>
          <table:table-cell table:formula="of:=[.E93]*100" office:value-type="float" office:value="56.547619047619">
            <text:p>56,54762</text:p>
          </table:table-cell>
          <table:table-cell table:number-columns-repeated="2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table:formula="of:=SUM([.C93]+[.B94])" office:value-type="float" office:value="96">
            <text:p>96</text:p>
          </table:table-cell>
          <table:table-cell table:formula="of:=[.B94]/[.$C$161]" office:value-type="float" office:value="0.00595238095238095">
            <text:p>0,00595</text:p>
          </table:table-cell>
          <table:table-cell table:formula="of:=[.C94]/[.$C$161]" office:value-type="float" office:value="0.571428571428571">
            <text:p>0,57143</text:p>
          </table:table-cell>
          <table:table-cell table:formula="of:=[.D94]*100" office:value-type="float" office:value="0.595238095238095">
            <text:p>0,59524</text:p>
          </table:table-cell>
          <table:table-cell table:formula="of:=[.E94]*100" office:value-type="float" office:value="57.1428571428571">
            <text:p>57,14286</text:p>
          </table:table-cell>
          <table:table-cell table:number-columns-repeated="24"/>
        </table:table-row>
        <table:table-row table:style-name="ro1">
          <table:table-cell table:style-name="ce5" office:value-type="float" office:value="774">
            <text:p>774</text:p>
          </table:table-cell>
          <table:table-cell table:style-name="ce5" office:value-type="float" office:value="1">
            <text:p>1</text:p>
          </table:table-cell>
          <table:table-cell table:formula="of:=SUM([.C94]+[.B95])" office:value-type="float" office:value="97">
            <text:p>97</text:p>
          </table:table-cell>
          <table:table-cell table:formula="of:=[.B95]/[.$C$161]" office:value-type="float" office:value="0.00595238095238095">
            <text:p>0,00595</text:p>
          </table:table-cell>
          <table:table-cell table:formula="of:=[.C95]/[.$C$161]" office:value-type="float" office:value="0.577380952380952">
            <text:p>0,57738</text:p>
          </table:table-cell>
          <table:table-cell table:formula="of:=[.D95]*100" office:value-type="float" office:value="0.595238095238095">
            <text:p>0,59524</text:p>
          </table:table-cell>
          <table:table-cell table:formula="of:=[.E95]*100" office:value-type="float" office:value="57.7380952380952">
            <text:p>57,73810</text:p>
          </table:table-cell>
          <table:table-cell table:number-columns-repeated="24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table:formula="of:=SUM([.C95]+[.B96])" office:value-type="float" office:value="98">
            <text:p>98</text:p>
          </table:table-cell>
          <table:table-cell table:formula="of:=[.B96]/[.$C$161]" office:value-type="float" office:value="0.00595238095238095">
            <text:p>0,00595</text:p>
          </table:table-cell>
          <table:table-cell table:formula="of:=[.C96]/[.$C$161]" office:value-type="float" office:value="0.583333333333333">
            <text:p>0,58333</text:p>
          </table:table-cell>
          <table:table-cell table:formula="of:=[.D96]*100" office:value-type="float" office:value="0.595238095238095">
            <text:p>0,59524</text:p>
          </table:table-cell>
          <table:table-cell table:formula="of:=[.E96]*100" office:value-type="float" office:value="58.3333333333333">
            <text:p>58,33333</text:p>
          </table:table-cell>
          <table:table-cell table:number-columns-repeated="24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table:formula="of:=SUM([.C96]+[.B97])" office:value-type="float" office:value="99">
            <text:p>99</text:p>
          </table:table-cell>
          <table:table-cell table:formula="of:=[.B97]/[.$C$161]" office:value-type="float" office:value="0.00595238095238095">
            <text:p>0,00595</text:p>
          </table:table-cell>
          <table:table-cell table:formula="of:=[.C97]/[.$C$161]" office:value-type="float" office:value="0.589285714285714">
            <text:p>0,58929</text:p>
          </table:table-cell>
          <table:table-cell table:formula="of:=[.D97]*100" office:value-type="float" office:value="0.595238095238095">
            <text:p>0,59524</text:p>
          </table:table-cell>
          <table:table-cell table:formula="of:=[.E97]*100" office:value-type="float" office:value="58.9285714285714">
            <text:p>58,92857</text:p>
          </table:table-cell>
          <table:table-cell table:number-columns-repeated="24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table:formula="of:=SUM([.C97]+[.B98])" office:value-type="float" office:value="100">
            <text:p>100</text:p>
          </table:table-cell>
          <table:table-cell table:formula="of:=[.B98]/[.$C$161]" office:value-type="float" office:value="0.00595238095238095">
            <text:p>0,00595</text:p>
          </table:table-cell>
          <table:table-cell table:formula="of:=[.C98]/[.$C$161]" office:value-type="float" office:value="0.595238095238095">
            <text:p>0,59524</text:p>
          </table:table-cell>
          <table:table-cell table:formula="of:=[.D98]*100" office:value-type="float" office:value="0.595238095238095">
            <text:p>0,59524</text:p>
          </table:table-cell>
          <table:table-cell table:formula="of:=[.E98]*100" office:value-type="float" office:value="59.5238095238095">
            <text:p>59,52381</text:p>
          </table:table-cell>
          <table:table-cell table:number-columns-repeated="24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table:formula="of:=SUM([.C98]+[.B99])" office:value-type="float" office:value="101">
            <text:p>101</text:p>
          </table:table-cell>
          <table:table-cell table:formula="of:=[.B99]/[.$C$161]" office:value-type="float" office:value="0.00595238095238095">
            <text:p>0,00595</text:p>
          </table:table-cell>
          <table:table-cell table:formula="of:=[.C99]/[.$C$161]" office:value-type="float" office:value="0.601190476190476">
            <text:p>0,60119</text:p>
          </table:table-cell>
          <table:table-cell table:formula="of:=[.D99]*100" office:value-type="float" office:value="0.595238095238095">
            <text:p>0,59524</text:p>
          </table:table-cell>
          <table:table-cell table:formula="of:=[.E99]*100" office:value-type="float" office:value="60.1190476190476">
            <text:p>60,11905</text:p>
          </table:table-cell>
          <table:table-cell table:number-columns-repeated="24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table:formula="of:=SUM([.C99]+[.B100])" office:value-type="float" office:value="103">
            <text:p>103</text:p>
          </table:table-cell>
          <table:table-cell table:formula="of:=[.B100]/[.$C$161]" office:value-type="float" office:value="0.0119047619047619">
            <text:p>0,01190</text:p>
          </table:table-cell>
          <table:table-cell table:formula="of:=[.C100]/[.$C$161]" office:value-type="float" office:value="0.613095238095238">
            <text:p>0,61310</text:p>
          </table:table-cell>
          <table:table-cell table:formula="of:=[.D100]*100" office:value-type="float" office:value="1.19047619047619">
            <text:p>1,19048</text:p>
          </table:table-cell>
          <table:table-cell table:formula="of:=[.E100]*100" office:value-type="float" office:value="61.3095238095238">
            <text:p>61,30952</text:p>
          </table:table-cell>
          <table:table-cell table:number-columns-repeated="24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 table:formula="of:=SUM([.C100]+[.B101])" office:value-type="float" office:value="104">
            <text:p>104</text:p>
          </table:table-cell>
          <table:table-cell table:formula="of:=[.B101]/[.$C$161]" office:value-type="float" office:value="0.00595238095238095">
            <text:p>0,00595</text:p>
          </table:table-cell>
          <table:table-cell table:formula="of:=[.C101]/[.$C$161]" office:value-type="float" office:value="0.619047619047619">
            <text:p>0,61905</text:p>
          </table:table-cell>
          <table:table-cell table:formula="of:=[.D101]*100" office:value-type="float" office:value="0.595238095238095">
            <text:p>0,59524</text:p>
          </table:table-cell>
          <table:table-cell table:formula="of:=[.E101]*100" office:value-type="float" office:value="61.9047619047619">
            <text:p>61,90476</text:p>
          </table:table-cell>
          <table:table-cell table:number-columns-repeated="24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table:formula="of:=SUM([.C101]+[.B102])" office:value-type="float" office:value="105">
            <text:p>105</text:p>
          </table:table-cell>
          <table:table-cell table:formula="of:=[.B102]/[.$C$161]" office:value-type="float" office:value="0.00595238095238095">
            <text:p>0,00595</text:p>
          </table:table-cell>
          <table:table-cell table:formula="of:=[.C102]/[.$C$161]" office:value-type="float" office:value="0.625">
            <text:p>0,62500</text:p>
          </table:table-cell>
          <table:table-cell table:formula="of:=[.D102]*100" office:value-type="float" office:value="0.595238095238095">
            <text:p>0,59524</text:p>
          </table:table-cell>
          <table:table-cell table:formula="of:=[.E102]*100" office:value-type="float" office:value="62.5">
            <text:p>62,50000</text:p>
          </table:table-cell>
          <table:table-cell table:number-columns-repeated="24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table:formula="of:=SUM([.C102]+[.B103])" office:value-type="float" office:value="106">
            <text:p>106</text:p>
          </table:table-cell>
          <table:table-cell table:formula="of:=[.B103]/[.$C$161]" office:value-type="float" office:value="0.00595238095238095">
            <text:p>0,00595</text:p>
          </table:table-cell>
          <table:table-cell table:formula="of:=[.C103]/[.$C$161]" office:value-type="float" office:value="0.630952380952381">
            <text:p>0,63095</text:p>
          </table:table-cell>
          <table:table-cell table:formula="of:=[.D103]*100" office:value-type="float" office:value="0.595238095238095">
            <text:p>0,59524</text:p>
          </table:table-cell>
          <table:table-cell table:formula="of:=[.E103]*100" office:value-type="float" office:value="63.0952380952381">
            <text:p>63,09524</text:p>
          </table:table-cell>
          <table:table-cell table:number-columns-repeated="24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SUM([.C103]+[.B104])" office:value-type="float" office:value="107">
            <text:p>107</text:p>
          </table:table-cell>
          <table:table-cell table:formula="of:=[.B104]/[.$C$161]" office:value-type="float" office:value="0.00595238095238095">
            <text:p>0,00595</text:p>
          </table:table-cell>
          <table:table-cell table:formula="of:=[.C104]/[.$C$161]" office:value-type="float" office:value="0.636904761904762">
            <text:p>0,63690</text:p>
          </table:table-cell>
          <table:table-cell table:formula="of:=[.D104]*100" office:value-type="float" office:value="0.595238095238095">
            <text:p>0,59524</text:p>
          </table:table-cell>
          <table:table-cell table:formula="of:=[.E104]*100" office:value-type="float" office:value="63.6904761904762">
            <text:p>63,69048</text:p>
          </table:table-cell>
          <table:table-cell table:number-columns-repeated="24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table:formula="of:=SUM([.C104]+[.B105])" office:value-type="float" office:value="108">
            <text:p>108</text:p>
          </table:table-cell>
          <table:table-cell table:formula="of:=[.B105]/[.$C$161]" office:value-type="float" office:value="0.00595238095238095">
            <text:p>0,00595</text:p>
          </table:table-cell>
          <table:table-cell table:formula="of:=[.C105]/[.$C$161]" office:value-type="float" office:value="0.642857142857143">
            <text:p>0,64286</text:p>
          </table:table-cell>
          <table:table-cell table:formula="of:=[.D105]*100" office:value-type="float" office:value="0.595238095238095">
            <text:p>0,59524</text:p>
          </table:table-cell>
          <table:table-cell table:formula="of:=[.E105]*100" office:value-type="float" office:value="64.2857142857143">
            <text:p>64,28571</text:p>
          </table:table-cell>
          <table:table-cell table:number-columns-repeated="24"/>
        </table:table-row>
        <table:table-row table:style-name="ro1">
          <table:table-cell table:style-name="ce5" office:value-type="float" office:value="863">
            <text:p>863</text:p>
          </table:table-cell>
          <table:table-cell table:style-name="ce5" office:value-type="float" office:value="1">
            <text:p>1</text:p>
          </table:table-cell>
          <table:table-cell table:formula="of:=SUM([.C105]+[.B106])" office:value-type="float" office:value="109">
            <text:p>109</text:p>
          </table:table-cell>
          <table:table-cell table:formula="of:=[.B106]/[.$C$161]" office:value-type="float" office:value="0.00595238095238095">
            <text:p>0,00595</text:p>
          </table:table-cell>
          <table:table-cell table:formula="of:=[.C106]/[.$C$161]" office:value-type="float" office:value="0.648809523809524">
            <text:p>0,64881</text:p>
          </table:table-cell>
          <table:table-cell table:formula="of:=[.D106]*100" office:value-type="float" office:value="0.595238095238095">
            <text:p>0,59524</text:p>
          </table:table-cell>
          <table:table-cell table:formula="of:=[.E106]*100" office:value-type="float" office:value="64.8809523809524">
            <text:p>64,88095</text:p>
          </table:table-cell>
          <table:table-cell table:number-columns-repeated="24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table:formula="of:=SUM([.C106]+[.B107])" office:value-type="float" office:value="110">
            <text:p>110</text:p>
          </table:table-cell>
          <table:table-cell table:formula="of:=[.B107]/[.$C$161]" office:value-type="float" office:value="0.00595238095238095">
            <text:p>0,00595</text:p>
          </table:table-cell>
          <table:table-cell table:formula="of:=[.C107]/[.$C$161]" office:value-type="float" office:value="0.654761904761905">
            <text:p>0,65476</text:p>
          </table:table-cell>
          <table:table-cell table:formula="of:=[.D107]*100" office:value-type="float" office:value="0.595238095238095">
            <text:p>0,59524</text:p>
          </table:table-cell>
          <table:table-cell table:formula="of:=[.E107]*100" office:value-type="float" office:value="65.4761904761905">
            <text:p>65,47619</text:p>
          </table:table-cell>
          <table:table-cell table:number-columns-repeated="24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table:formula="of:=SUM([.C107]+[.B108])" office:value-type="float" office:value="111">
            <text:p>111</text:p>
          </table:table-cell>
          <table:table-cell table:formula="of:=[.B108]/[.$C$161]" office:value-type="float" office:value="0.00595238095238095">
            <text:p>0,00595</text:p>
          </table:table-cell>
          <table:table-cell table:formula="of:=[.C108]/[.$C$161]" office:value-type="float" office:value="0.660714285714286">
            <text:p>0,66071</text:p>
          </table:table-cell>
          <table:table-cell table:formula="of:=[.D108]*100" office:value-type="float" office:value="0.595238095238095">
            <text:p>0,59524</text:p>
          </table:table-cell>
          <table:table-cell table:formula="of:=[.E108]*100" office:value-type="float" office:value="66.0714285714286">
            <text:p>66,0714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table:formula="of:=SUM([.C108]+[.B109])" office:value-type="float" office:value="112">
            <text:p>112</text:p>
          </table:table-cell>
          <table:table-cell table:formula="of:=[.B109]/[.$C$161]" office:value-type="float" office:value="0.00595238095238095">
            <text:p>0,00595</text:p>
          </table:table-cell>
          <table:table-cell table:formula="of:=[.C109]/[.$C$161]" office:value-type="float" office:value="0.666666666666667">
            <text:p>0,66667</text:p>
          </table:table-cell>
          <table:table-cell table:formula="of:=[.D109]*100" office:value-type="float" office:value="0.595238095238095">
            <text:p>0,59524</text:p>
          </table:table-cell>
          <table:table-cell table:formula="of:=[.E109]*100" office:value-type="float" office:value="66.6666666666667">
            <text:p>66,66667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">
            <text:p>1</text:p>
          </table:table-cell>
          <table:table-cell table:formula="of:=SUM([.C109]+[.B110])" office:value-type="float" office:value="113">
            <text:p>113</text:p>
          </table:table-cell>
          <table:table-cell table:formula="of:=[.B110]/[.$C$161]" office:value-type="float" office:value="0.00595238095238095">
            <text:p>0,00595</text:p>
          </table:table-cell>
          <table:table-cell table:formula="of:=[.C110]/[.$C$161]" office:value-type="float" office:value="0.672619047619048">
            <text:p>0,67262</text:p>
          </table:table-cell>
          <table:table-cell table:formula="of:=[.D110]*100" office:value-type="float" office:value="0.595238095238095">
            <text:p>0,59524</text:p>
          </table:table-cell>
          <table:table-cell table:formula="of:=[.E110]*100" office:value-type="float" office:value="67.2619047619048">
            <text:p>67,2619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formula="of:=SUM([.C110]+[.B111])" office:value-type="float" office:value="114">
            <text:p>114</text:p>
          </table:table-cell>
          <table:table-cell table:formula="of:=[.B111]/[.$C$161]" office:value-type="float" office:value="0.00595238095238095">
            <text:p>0,00595</text:p>
          </table:table-cell>
          <table:table-cell table:formula="of:=[.C111]/[.$C$161]" office:value-type="float" office:value="0.678571428571429">
            <text:p>0,67857</text:p>
          </table:table-cell>
          <table:table-cell table:formula="of:=[.D111]*100" office:value-type="float" office:value="0.595238095238095">
            <text:p>0,59524</text:p>
          </table:table-cell>
          <table:table-cell table:formula="of:=[.E111]*100" office:value-type="float" office:value="67.8571428571429">
            <text:p>67,85714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SUM([.C111]+[.B112])" office:value-type="float" office:value="116">
            <text:p>116</text:p>
          </table:table-cell>
          <table:table-cell table:formula="of:=[.B112]/[.$C$161]" office:value-type="float" office:value="0.0119047619047619">
            <text:p>0,01190</text:p>
          </table:table-cell>
          <table:table-cell table:formula="of:=[.C112]/[.$C$161]" office:value-type="float" office:value="0.69047619047619">
            <text:p>0,69048</text:p>
          </table:table-cell>
          <table:table-cell table:formula="of:=[.D112]*100" office:value-type="float" office:value="1.19047619047619">
            <text:p>1,19048</text:p>
          </table:table-cell>
          <table:table-cell table:formula="of:=[.E112]*100" office:value-type="float" office:value="69.0476190476191">
            <text:p>69,0476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table:formula="of:=SUM([.C112]+[.B113])" office:value-type="float" office:value="117">
            <text:p>117</text:p>
          </table:table-cell>
          <table:table-cell table:formula="of:=[.B113]/[.$C$161]" office:value-type="float" office:value="0.00595238095238095">
            <text:p>0,00595</text:p>
          </table:table-cell>
          <table:table-cell table:formula="of:=[.C113]/[.$C$161]" office:value-type="float" office:value="0.696428571428571">
            <text:p>0,69643</text:p>
          </table:table-cell>
          <table:table-cell table:formula="of:=[.D113]*100" office:value-type="float" office:value="0.595238095238095">
            <text:p>0,59524</text:p>
          </table:table-cell>
          <table:table-cell table:formula="of:=[.E113]*100" office:value-type="float" office:value="69.6428571428571">
            <text:p>69,6428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">
            <text:p>2</text:p>
          </table:table-cell>
          <table:table-cell table:formula="of:=SUM([.C113]+[.B114])" office:value-type="float" office:value="119">
            <text:p>119</text:p>
          </table:table-cell>
          <table:table-cell table:formula="of:=[.B114]/[.$C$161]" office:value-type="float" office:value="0.0119047619047619">
            <text:p>0,01190</text:p>
          </table:table-cell>
          <table:table-cell table:formula="of:=[.C114]/[.$C$161]" office:value-type="float" office:value="0.708333333333333">
            <text:p>0,70833</text:p>
          </table:table-cell>
          <table:table-cell table:formula="of:=[.D114]*100" office:value-type="float" office:value="1.19047619047619">
            <text:p>1,19048</text:p>
          </table:table-cell>
          <table:table-cell table:formula="of:=[.E114]*100" office:value-type="float" office:value="70.8333333333333">
            <text:p>70,8333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formula="of:=SUM([.C114]+[.B115])" office:value-type="float" office:value="121">
            <text:p>121</text:p>
          </table:table-cell>
          <table:table-cell table:formula="of:=[.B115]/[.$C$161]" office:value-type="float" office:value="0.0119047619047619">
            <text:p>0,01190</text:p>
          </table:table-cell>
          <table:table-cell table:formula="of:=[.C115]/[.$C$161]" office:value-type="float" office:value="0.720238095238095">
            <text:p>0,72024</text:p>
          </table:table-cell>
          <table:table-cell table:formula="of:=[.D115]*100" office:value-type="float" office:value="1.19047619047619">
            <text:p>1,19048</text:p>
          </table:table-cell>
          <table:table-cell table:formula="of:=[.E115]*100" office:value-type="float" office:value="72.0238095238095">
            <text:p>72,02381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table:formula="of:=SUM([.C115]+[.B116])" office:value-type="float" office:value="122">
            <text:p>122</text:p>
          </table:table-cell>
          <table:table-cell table:formula="of:=[.B116]/[.$C$161]" office:value-type="float" office:value="0.00595238095238095">
            <text:p>0,00595</text:p>
          </table:table-cell>
          <table:table-cell table:formula="of:=[.C116]/[.$C$161]" office:value-type="float" office:value="0.726190476190476">
            <text:p>0,72619</text:p>
          </table:table-cell>
          <table:table-cell table:formula="of:=[.D116]*100" office:value-type="float" office:value="0.595238095238095">
            <text:p>0,59524</text:p>
          </table:table-cell>
          <table:table-cell table:formula="of:=[.E116]*100" office:value-type="float" office:value="72.6190476190476">
            <text:p>72,61905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SUM([.C116]+[.B117])" office:value-type="float" office:value="123">
            <text:p>123</text:p>
          </table:table-cell>
          <table:table-cell table:formula="of:=[.B117]/[.$C$161]" office:value-type="float" office:value="0.00595238095238095">
            <text:p>0,00595</text:p>
          </table:table-cell>
          <table:table-cell table:formula="of:=[.C117]/[.$C$161]" office:value-type="float" office:value="0.732142857142857">
            <text:p>0,73214</text:p>
          </table:table-cell>
          <table:table-cell table:formula="of:=[.D117]*100" office:value-type="float" office:value="0.595238095238095">
            <text:p>0,59524</text:p>
          </table:table-cell>
          <table:table-cell table:formula="of:=[.E117]*100" office:value-type="float" office:value="73.2142857142857">
            <text:p>73,21429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 table:formula="of:=SUM([.C117]+[.B118])" office:value-type="float" office:value="124">
            <text:p>124</text:p>
          </table:table-cell>
          <table:table-cell table:formula="of:=[.B118]/[.$C$161]" office:value-type="float" office:value="0.00595238095238095">
            <text:p>0,00595</text:p>
          </table:table-cell>
          <table:table-cell table:formula="of:=[.C118]/[.$C$161]" office:value-type="float" office:value="0.738095238095238">
            <text:p>0,73810</text:p>
          </table:table-cell>
          <table:table-cell table:formula="of:=[.D118]*100" office:value-type="float" office:value="0.595238095238095">
            <text:p>0,59524</text:p>
          </table:table-cell>
          <table:table-cell table:formula="of:=[.E118]*100" office:value-type="float" office:value="73.8095238095238">
            <text:p>73,8095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table:formula="of:=SUM([.C118]+[.B119])" office:value-type="float" office:value="125">
            <text:p>125</text:p>
          </table:table-cell>
          <table:table-cell table:formula="of:=[.B119]/[.$C$161]" office:value-type="float" office:value="0.00595238095238095">
            <text:p>0,00595</text:p>
          </table:table-cell>
          <table:table-cell table:formula="of:=[.C119]/[.$C$161]" office:value-type="float" office:value="0.744047619047619">
            <text:p>0,74405</text:p>
          </table:table-cell>
          <table:table-cell table:formula="of:=[.D119]*100" office:value-type="float" office:value="0.595238095238095">
            <text:p>0,59524</text:p>
          </table:table-cell>
          <table:table-cell table:formula="of:=[.E119]*100" office:value-type="float" office:value="74.4047619047619">
            <text:p>74,4047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">
            <text:p>1</text:p>
          </table:table-cell>
          <table:table-cell table:formula="of:=SUM([.C119]+[.B120])" office:value-type="float" office:value="126">
            <text:p>126</text:p>
          </table:table-cell>
          <table:table-cell table:formula="of:=[.B120]/[.$C$161]" office:value-type="float" office:value="0.00595238095238095">
            <text:p>0,00595</text:p>
          </table:table-cell>
          <table:table-cell table:formula="of:=[.C120]/[.$C$161]" office:value-type="float" office:value="0.75">
            <text:p>0,75000</text:p>
          </table:table-cell>
          <table:table-cell table:formula="of:=[.D120]*100" office:value-type="float" office:value="0.595238095238095">
            <text:p>0,59524</text:p>
          </table:table-cell>
          <table:table-cell table:formula="of:=[.E120]*100" office:value-type="float" office:value="75">
            <text:p>75,0000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table:formula="of:=SUM([.C120]+[.B121])" office:value-type="float" office:value="128">
            <text:p>128</text:p>
          </table:table-cell>
          <table:table-cell table:formula="of:=[.B121]/[.$C$161]" office:value-type="float" office:value="0.0119047619047619">
            <text:p>0,01190</text:p>
          </table:table-cell>
          <table:table-cell table:formula="of:=[.C121]/[.$C$161]" office:value-type="float" office:value="0.761904761904762">
            <text:p>0,76190</text:p>
          </table:table-cell>
          <table:table-cell table:formula="of:=[.D121]*100" office:value-type="float" office:value="1.19047619047619">
            <text:p>1,19048</text:p>
          </table:table-cell>
          <table:table-cell table:formula="of:=[.E121]*100" office:value-type="float" office:value="76.1904761904762">
            <text:p>76,19048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 table:formula="of:=SUM([.C121]+[.B122])" office:value-type="float" office:value="129">
            <text:p>129</text:p>
          </table:table-cell>
          <table:table-cell table:formula="of:=[.B122]/[.$C$161]" office:value-type="float" office:value="0.00595238095238095">
            <text:p>0,00595</text:p>
          </table:table-cell>
          <table:table-cell table:formula="of:=[.C122]/[.$C$161]" office:value-type="float" office:value="0.767857142857143">
            <text:p>0,76786</text:p>
          </table:table-cell>
          <table:table-cell table:formula="of:=[.D122]*100" office:value-type="float" office:value="0.595238095238095">
            <text:p>0,59524</text:p>
          </table:table-cell>
          <table:table-cell table:formula="of:=[.E122]*100" office:value-type="float" office:value="76.7857142857143">
            <text:p>76,78571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">
            <text:p>1</text:p>
          </table:table-cell>
          <table:table-cell table:formula="of:=SUM([.C122]+[.B123])" office:value-type="float" office:value="130">
            <text:p>130</text:p>
          </table:table-cell>
          <table:table-cell table:formula="of:=[.B123]/[.$C$161]" office:value-type="float" office:value="0.00595238095238095">
            <text:p>0,00595</text:p>
          </table:table-cell>
          <table:table-cell table:formula="of:=[.C123]/[.$C$161]" office:value-type="float" office:value="0.773809523809524">
            <text:p>0,77381</text:p>
          </table:table-cell>
          <table:table-cell table:formula="of:=[.D123]*100" office:value-type="float" office:value="0.595238095238095">
            <text:p>0,59524</text:p>
          </table:table-cell>
          <table:table-cell table:formula="of:=[.E123]*100" office:value-type="float" office:value="77.3809523809524">
            <text:p>77,38095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table:formula="of:=SUM([.C123]+[.B124])" office:value-type="float" office:value="131">
            <text:p>131</text:p>
          </table:table-cell>
          <table:table-cell table:formula="of:=[.B124]/[.$C$161]" office:value-type="float" office:value="0.00595238095238095">
            <text:p>0,00595</text:p>
          </table:table-cell>
          <table:table-cell table:formula="of:=[.C124]/[.$C$161]" office:value-type="float" office:value="0.779761904761905">
            <text:p>0,77976</text:p>
          </table:table-cell>
          <table:table-cell table:formula="of:=[.D124]*100" office:value-type="float" office:value="0.595238095238095">
            <text:p>0,59524</text:p>
          </table:table-cell>
          <table:table-cell table:formula="of:=[.E124]*100" office:value-type="float" office:value="77.9761904761905">
            <text:p>77,97619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table:formula="of:=SUM([.C124]+[.B125])" office:value-type="float" office:value="132">
            <text:p>132</text:p>
          </table:table-cell>
          <table:table-cell table:formula="of:=[.B125]/[.$C$161]" office:value-type="float" office:value="0.00595238095238095">
            <text:p>0,00595</text:p>
          </table:table-cell>
          <table:table-cell table:formula="of:=[.C125]/[.$C$161]" office:value-type="float" office:value="0.785714285714286">
            <text:p>0,78571</text:p>
          </table:table-cell>
          <table:table-cell table:formula="of:=[.D125]*100" office:value-type="float" office:value="0.595238095238095">
            <text:p>0,59524</text:p>
          </table:table-cell>
          <table:table-cell table:formula="of:=[.E125]*100" office:value-type="float" office:value="78.5714285714286">
            <text:p>78,5714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table:style-name="ce5" office:value-type="float" office:value="1029">
            <text:p>1029</text:p>
          </table:table-cell>
          <table:table-cell table:style-name="ce5" office:value-type="float" office:value="1">
            <text:p>1</text:p>
          </table:table-cell>
          <table:table-cell table:formula="of:=SUM([.C125]+[.B126])" office:value-type="float" office:value="133">
            <text:p>133</text:p>
          </table:table-cell>
          <table:table-cell table:formula="of:=[.B126]/[.$C$161]" office:value-type="float" office:value="0.00595238095238095">
            <text:p>0,00595</text:p>
          </table:table-cell>
          <table:table-cell table:formula="of:=[.C126]/[.$C$161]" office:value-type="float" office:value="0.791666666666667">
            <text:p>0,79167</text:p>
          </table:table-cell>
          <table:table-cell table:formula="of:=[.D126]*100" office:value-type="float" office:value="0.595238095238095">
            <text:p>0,59524</text:p>
          </table:table-cell>
          <table:table-cell table:formula="of:=[.E126]*100" office:value-type="float" office:value="79.1666666666667">
            <text:p>79,16667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table:formula="of:=SUM([.C126]+[.B127])" office:value-type="float" office:value="134">
            <text:p>134</text:p>
          </table:table-cell>
          <table:table-cell table:formula="of:=[.B127]/[.$C$161]" office:value-type="float" office:value="0.00595238095238095">
            <text:p>0,00595</text:p>
          </table:table-cell>
          <table:table-cell table:formula="of:=[.C127]/[.$C$161]" office:value-type="float" office:value="0.797619047619048">
            <text:p>0,79762</text:p>
          </table:table-cell>
          <table:table-cell table:formula="of:=[.D127]*100" office:value-type="float" office:value="0.595238095238095">
            <text:p>0,59524</text:p>
          </table:table-cell>
          <table:table-cell table:formula="of:=[.E127]*100" office:value-type="float" office:value="79.7619047619048">
            <text:p>79,7619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table:formula="of:=SUM([.C127]+[.B128])" office:value-type="float" office:value="135">
            <text:p>135</text:p>
          </table:table-cell>
          <table:table-cell table:formula="of:=[.B128]/[.$C$161]" office:value-type="float" office:value="0.00595238095238095">
            <text:p>0,00595</text:p>
          </table:table-cell>
          <table:table-cell table:formula="of:=[.C128]/[.$C$161]" office:value-type="float" office:value="0.803571428571429">
            <text:p>0,80357</text:p>
          </table:table-cell>
          <table:table-cell table:formula="of:=[.D128]*100" office:value-type="float" office:value="0.595238095238095">
            <text:p>0,59524</text:p>
          </table:table-cell>
          <table:table-cell table:formula="of:=[.E128]*100" office:value-type="float" office:value="80.3571428571429">
            <text:p>80,35714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SUM([.C128]+[.B129])" office:value-type="float" office:value="136">
            <text:p>136</text:p>
          </table:table-cell>
          <table:table-cell table:formula="of:=[.B129]/[.$C$161]" office:value-type="float" office:value="0.00595238095238095">
            <text:p>0,00595</text:p>
          </table:table-cell>
          <table:table-cell table:formula="of:=[.C129]/[.$C$161]" office:value-type="float" office:value="0.80952380952381">
            <text:p>0,80952</text:p>
          </table:table-cell>
          <table:table-cell table:formula="of:=[.D129]*100" office:value-type="float" office:value="0.595238095238095">
            <text:p>0,59524</text:p>
          </table:table-cell>
          <table:table-cell table:formula="of:=[.E129]*100" office:value-type="float" office:value="80.952380952381">
            <text:p>80,95238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table:formula="of:=SUM([.C129]+[.B130])" office:value-type="float" office:value="137">
            <text:p>137</text:p>
          </table:table-cell>
          <table:table-cell table:formula="of:=[.B130]/[.$C$161]" office:value-type="float" office:value="0.00595238095238095">
            <text:p>0,00595</text:p>
          </table:table-cell>
          <table:table-cell table:formula="of:=[.C130]/[.$C$161]" office:value-type="float" office:value="0.81547619047619">
            <text:p>0,81548</text:p>
          </table:table-cell>
          <table:table-cell table:formula="of:=[.D130]*100" office:value-type="float" office:value="0.595238095238095">
            <text:p>0,59524</text:p>
          </table:table-cell>
          <table:table-cell table:formula="of:=[.E130]*100" office:value-type="float" office:value="81.5476190476191">
            <text:p>81,5476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table:formula="of:=SUM([.C130]+[.B131])" office:value-type="float" office:value="138">
            <text:p>138</text:p>
          </table:table-cell>
          <table:table-cell table:formula="of:=[.B131]/[.$C$161]" office:value-type="float" office:value="0.00595238095238095">
            <text:p>0,00595</text:p>
          </table:table-cell>
          <table:table-cell table:formula="of:=[.C131]/[.$C$161]" office:value-type="float" office:value="0.821428571428571">
            <text:p>0,82143</text:p>
          </table:table-cell>
          <table:table-cell table:formula="of:=[.D131]*100" office:value-type="float" office:value="0.595238095238095">
            <text:p>0,59524</text:p>
          </table:table-cell>
          <table:table-cell table:formula="of:=[.E131]*100" office:value-type="float" office:value="82.1428571428571">
            <text:p>82,1428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table:formula="of:=SUM([.C131]+[.B132])" office:value-type="float" office:value="139">
            <text:p>139</text:p>
          </table:table-cell>
          <table:table-cell table:formula="of:=[.B132]/[.$C$161]" office:value-type="float" office:value="0.00595238095238095">
            <text:p>0,00595</text:p>
          </table:table-cell>
          <table:table-cell table:formula="of:=[.C132]/[.$C$161]" office:value-type="float" office:value="0.827380952380952">
            <text:p>0,82738</text:p>
          </table:table-cell>
          <table:table-cell table:formula="of:=[.D132]*100" office:value-type="float" office:value="0.595238095238095">
            <text:p>0,59524</text:p>
          </table:table-cell>
          <table:table-cell table:formula="of:=[.E132]*100" office:value-type="float" office:value="82.7380952380952">
            <text:p>82,7381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table:formula="of:=SUM([.C132]+[.B133])" office:value-type="float" office:value="140">
            <text:p>140</text:p>
          </table:table-cell>
          <table:table-cell table:formula="of:=[.B133]/[.$C$161]" office:value-type="float" office:value="0.00595238095238095">
            <text:p>0,00595</text:p>
          </table:table-cell>
          <table:table-cell table:formula="of:=[.C133]/[.$C$161]" office:value-type="float" office:value="0.833333333333333">
            <text:p>0,83333</text:p>
          </table:table-cell>
          <table:table-cell table:formula="of:=[.D133]*100" office:value-type="float" office:value="0.595238095238095">
            <text:p>0,59524</text:p>
          </table:table-cell>
          <table:table-cell table:formula="of:=[.E133]*100" office:value-type="float" office:value="83.3333333333333">
            <text:p>83,3333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formula="of:=SUM([.C133]+[.B134])" office:value-type="float" office:value="141">
            <text:p>141</text:p>
          </table:table-cell>
          <table:table-cell table:formula="of:=[.B134]/[.$C$161]" office:value-type="float" office:value="0.00595238095238095">
            <text:p>0,00595</text:p>
          </table:table-cell>
          <table:table-cell table:formula="of:=[.C134]/[.$C$161]" office:value-type="float" office:value="0.839285714285714">
            <text:p>0,83929</text:p>
          </table:table-cell>
          <table:table-cell table:formula="of:=[.D134]*100" office:value-type="float" office:value="0.595238095238095">
            <text:p>0,59524</text:p>
          </table:table-cell>
          <table:table-cell table:formula="of:=[.E134]*100" office:value-type="float" office:value="83.9285714285714">
            <text:p>83,92857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table:formula="of:=SUM([.C134]+[.B135])" office:value-type="float" office:value="142">
            <text:p>142</text:p>
          </table:table-cell>
          <table:table-cell table:formula="of:=[.B135]/[.$C$161]" office:value-type="float" office:value="0.00595238095238095">
            <text:p>0,00595</text:p>
          </table:table-cell>
          <table:table-cell table:formula="of:=[.C135]/[.$C$161]" office:value-type="float" office:value="0.845238095238095">
            <text:p>0,84524</text:p>
          </table:table-cell>
          <table:table-cell table:formula="of:=[.D135]*100" office:value-type="float" office:value="0.595238095238095">
            <text:p>0,59524</text:p>
          </table:table-cell>
          <table:table-cell table:formula="of:=[.E135]*100" office:value-type="float" office:value="84.5238095238095">
            <text:p>84,52381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 table:formula="of:=SUM([.C135]+[.B136])" office:value-type="float" office:value="143">
            <text:p>143</text:p>
          </table:table-cell>
          <table:table-cell table:formula="of:=[.B136]/[.$C$161]" office:value-type="float" office:value="0.00595238095238095">
            <text:p>0,00595</text:p>
          </table:table-cell>
          <table:table-cell table:formula="of:=[.C136]/[.$C$161]" office:value-type="float" office:value="0.851190476190476">
            <text:p>0,85119</text:p>
          </table:table-cell>
          <table:table-cell table:formula="of:=[.D136]*100" office:value-type="float" office:value="0.595238095238095">
            <text:p>0,59524</text:p>
          </table:table-cell>
          <table:table-cell table:formula="of:=[.E136]*100" office:value-type="float" office:value="85.1190476190476">
            <text:p>85,11905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table:formula="of:=SUM([.C136]+[.B137])" office:value-type="float" office:value="144">
            <text:p>144</text:p>
          </table:table-cell>
          <table:table-cell table:formula="of:=[.B137]/[.$C$161]" office:value-type="float" office:value="0.00595238095238095">
            <text:p>0,00595</text:p>
          </table:table-cell>
          <table:table-cell table:formula="of:=[.C137]/[.$C$161]" office:value-type="float" office:value="0.857142857142857">
            <text:p>0,85714</text:p>
          </table:table-cell>
          <table:table-cell table:formula="of:=[.D137]*100" office:value-type="float" office:value="0.595238095238095">
            <text:p>0,59524</text:p>
          </table:table-cell>
          <table:table-cell table:formula="of:=[.E137]*100" office:value-type="float" office:value="85.7142857142857">
            <text:p>85,71429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table:style-name="ce5" office:value-type="float" office:value="1155">
            <text:p>1155</text:p>
          </table:table-cell>
          <table:table-cell table:style-name="ce5" office:value-type="float" office:value="1">
            <text:p>1</text:p>
          </table:table-cell>
          <table:table-cell table:formula="of:=SUM([.C137]+[.B138])" office:value-type="float" office:value="145">
            <text:p>145</text:p>
          </table:table-cell>
          <table:table-cell table:formula="of:=[.B138]/[.$C$161]" office:value-type="float" office:value="0.00595238095238095">
            <text:p>0,00595</text:p>
          </table:table-cell>
          <table:table-cell table:formula="of:=[.C138]/[.$C$161]" office:value-type="float" office:value="0.863095238095238">
            <text:p>0,86310</text:p>
          </table:table-cell>
          <table:table-cell table:formula="of:=[.D138]*100" office:value-type="float" office:value="0.595238095238095">
            <text:p>0,59524</text:p>
          </table:table-cell>
          <table:table-cell table:formula="of:=[.E138]*100" office:value-type="float" office:value="86.3095238095238">
            <text:p>86,3095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f:=SUM([.C138]+[.B139])" office:value-type="float" office:value="146">
            <text:p>146</text:p>
          </table:table-cell>
          <table:table-cell table:formula="of:=[.B139]/[.$C$161]" office:value-type="float" office:value="0.00595238095238095">
            <text:p>0,00595</text:p>
          </table:table-cell>
          <table:table-cell table:formula="of:=[.C139]/[.$C$161]" office:value-type="float" office:value="0.869047619047619">
            <text:p>0,86905</text:p>
          </table:table-cell>
          <table:table-cell table:formula="of:=[.D139]*100" office:value-type="float" office:value="0.595238095238095">
            <text:p>0,59524</text:p>
          </table:table-cell>
          <table:table-cell table:formula="of:=[.E139]*100" office:value-type="float" office:value="86.9047619047619">
            <text:p>86,9047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table:formula="of:=SUM([.C139]+[.B140])" office:value-type="float" office:value="147">
            <text:p>147</text:p>
          </table:table-cell>
          <table:table-cell table:formula="of:=[.B140]/[.$C$161]" office:value-type="float" office:value="0.00595238095238095">
            <text:p>0,00595</text:p>
          </table:table-cell>
          <table:table-cell table:formula="of:=[.C140]/[.$C$161]" office:value-type="float" office:value="0.875">
            <text:p>0,87500</text:p>
          </table:table-cell>
          <table:table-cell table:formula="of:=[.D140]*100" office:value-type="float" office:value="0.595238095238095">
            <text:p>0,59524</text:p>
          </table:table-cell>
          <table:table-cell table:formula="of:=[.E140]*100" office:value-type="float" office:value="87.5">
            <text:p>87,5000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table:formula="of:=SUM([.C140]+[.B141])" office:value-type="float" office:value="148">
            <text:p>148</text:p>
          </table:table-cell>
          <table:table-cell table:formula="of:=[.B141]/[.$C$161]" office:value-type="float" office:value="0.00595238095238095">
            <text:p>0,00595</text:p>
          </table:table-cell>
          <table:table-cell table:formula="of:=[.C141]/[.$C$161]" office:value-type="float" office:value="0.880952380952381">
            <text:p>0,88095</text:p>
          </table:table-cell>
          <table:table-cell table:formula="of:=[.D141]*100" office:value-type="float" office:value="0.595238095238095">
            <text:p>0,59524</text:p>
          </table:table-cell>
          <table:table-cell table:formula="of:=[.E141]*100" office:value-type="float" office:value="88.0952380952381">
            <text:p>88,09524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table:formula="of:=SUM([.C141]+[.B142])" office:value-type="float" office:value="149">
            <text:p>149</text:p>
          </table:table-cell>
          <table:table-cell table:formula="of:=[.B142]/[.$C$161]" office:value-type="float" office:value="0.00595238095238095">
            <text:p>0,00595</text:p>
          </table:table-cell>
          <table:table-cell table:formula="of:=[.C142]/[.$C$161]" office:value-type="float" office:value="0.886904761904762">
            <text:p>0,88690</text:p>
          </table:table-cell>
          <table:table-cell table:formula="of:=[.D142]*100" office:value-type="float" office:value="0.595238095238095">
            <text:p>0,59524</text:p>
          </table:table-cell>
          <table:table-cell table:formula="of:=[.E142]*100" office:value-type="float" office:value="88.6904761904762">
            <text:p>88,69048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  <table:table-cell table:formula="of:=SUM([.C142]+[.B143])" office:value-type="float" office:value="150">
            <text:p>150</text:p>
          </table:table-cell>
          <table:table-cell table:formula="of:=[.B143]/[.$C$161]" office:value-type="float" office:value="0.00595238095238095">
            <text:p>0,00595</text:p>
          </table:table-cell>
          <table:table-cell table:formula="of:=[.C143]/[.$C$161]" office:value-type="float" office:value="0.892857142857143">
            <text:p>0,89286</text:p>
          </table:table-cell>
          <table:table-cell table:formula="of:=[.D143]*100" office:value-type="float" office:value="0.595238095238095">
            <text:p>0,59524</text:p>
          </table:table-cell>
          <table:table-cell table:formula="of:=[.E143]*100" office:value-type="float" office:value="89.2857142857143">
            <text:p>89,28571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">
            <text:p>1</text:p>
          </table:table-cell>
          <table:table-cell table:formula="of:=SUM([.C143]+[.B144])" office:value-type="float" office:value="151">
            <text:p>151</text:p>
          </table:table-cell>
          <table:table-cell table:formula="of:=[.B144]/[.$C$161]" office:value-type="float" office:value="0.00595238095238095">
            <text:p>0,00595</text:p>
          </table:table-cell>
          <table:table-cell table:formula="of:=[.C144]/[.$C$161]" office:value-type="float" office:value="0.898809523809524">
            <text:p>0,89881</text:p>
          </table:table-cell>
          <table:table-cell table:formula="of:=[.D144]*100" office:value-type="float" office:value="0.595238095238095">
            <text:p>0,59524</text:p>
          </table:table-cell>
          <table:table-cell table:formula="of:=[.E144]*100" office:value-type="float" office:value="89.8809523809524">
            <text:p>89,88095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">
            <text:p>1</text:p>
          </table:table-cell>
          <table:table-cell table:formula="of:=SUM([.C144]+[.B145])" office:value-type="float" office:value="152">
            <text:p>152</text:p>
          </table:table-cell>
          <table:table-cell table:formula="of:=[.B145]/[.$C$161]" office:value-type="float" office:value="0.00595238095238095">
            <text:p>0,00595</text:p>
          </table:table-cell>
          <table:table-cell table:formula="of:=[.C145]/[.$C$161]" office:value-type="float" office:value="0.904761904761905">
            <text:p>0,90476</text:p>
          </table:table-cell>
          <table:table-cell table:formula="of:=[.D145]*100" office:value-type="float" office:value="0.595238095238095">
            <text:p>0,59524</text:p>
          </table:table-cell>
          <table:table-cell table:formula="of:=[.E145]*100" office:value-type="float" office:value="90.4761904761905">
            <text:p>90,47619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">
            <text:p>1</text:p>
          </table:table-cell>
          <table:table-cell table:formula="of:=SUM([.C145]+[.B146])" office:value-type="float" office:value="153">
            <text:p>153</text:p>
          </table:table-cell>
          <table:table-cell table:formula="of:=[.B146]/[.$C$161]" office:value-type="float" office:value="0.00595238095238095">
            <text:p>0,00595</text:p>
          </table:table-cell>
          <table:table-cell table:formula="of:=[.C146]/[.$C$161]" office:value-type="float" office:value="0.910714285714286">
            <text:p>0,91071</text:p>
          </table:table-cell>
          <table:table-cell table:formula="of:=[.D146]*100" office:value-type="float" office:value="0.595238095238095">
            <text:p>0,59524</text:p>
          </table:table-cell>
          <table:table-cell table:formula="of:=[.E146]*100" office:value-type="float" office:value="91.0714285714286">
            <text:p>91,0714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table:formula="of:=SUM([.C146]+[.B147])" office:value-type="float" office:value="154">
            <text:p>154</text:p>
          </table:table-cell>
          <table:table-cell table:formula="of:=[.B147]/[.$C$161]" office:value-type="float" office:value="0.00595238095238095">
            <text:p>0,00595</text:p>
          </table:table-cell>
          <table:table-cell table:formula="of:=[.C147]/[.$C$161]" office:value-type="float" office:value="0.916666666666667">
            <text:p>0,91667</text:p>
          </table:table-cell>
          <table:table-cell table:formula="of:=[.D147]*100" office:value-type="float" office:value="0.595238095238095">
            <text:p>0,59524</text:p>
          </table:table-cell>
          <table:table-cell table:formula="of:=[.E147]*100" office:value-type="float" office:value="91.6666666666667">
            <text:p>91,66667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table:formula="of:=SUM([.C147]+[.B148])" office:value-type="float" office:value="155">
            <text:p>155</text:p>
          </table:table-cell>
          <table:table-cell table:formula="of:=[.B148]/[.$C$161]" office:value-type="float" office:value="0.00595238095238095">
            <text:p>0,00595</text:p>
          </table:table-cell>
          <table:table-cell table:formula="of:=[.C148]/[.$C$161]" office:value-type="float" office:value="0.922619047619048">
            <text:p>0,92262</text:p>
          </table:table-cell>
          <table:table-cell table:formula="of:=[.D148]*100" office:value-type="float" office:value="0.595238095238095">
            <text:p>0,59524</text:p>
          </table:table-cell>
          <table:table-cell table:formula="of:=[.E148]*100" office:value-type="float" office:value="92.2619047619048">
            <text:p>92,2619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1">
            <text:p>1</text:p>
          </table:table-cell>
          <table:table-cell table:formula="of:=SUM([.C148]+[.B149])" office:value-type="float" office:value="156">
            <text:p>156</text:p>
          </table:table-cell>
          <table:table-cell table:formula="of:=[.B149]/[.$C$161]" office:value-type="float" office:value="0.00595238095238095">
            <text:p>0,00595</text:p>
          </table:table-cell>
          <table:table-cell table:formula="of:=[.C149]/[.$C$161]" office:value-type="float" office:value="0.928571428571429">
            <text:p>0,92857</text:p>
          </table:table-cell>
          <table:table-cell table:formula="of:=[.D149]*100" office:value-type="float" office:value="0.595238095238095">
            <text:p>0,59524</text:p>
          </table:table-cell>
          <table:table-cell table:formula="of:=[.E149]*100" office:value-type="float" office:value="92.8571428571429">
            <text:p>92,85714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table:style-name="ce5" office:value-type="float" office:value="1335">
            <text:p>1335</text:p>
          </table:table-cell>
          <table:table-cell table:style-name="ce5" office:value-type="float" office:value="1">
            <text:p>1</text:p>
          </table:table-cell>
          <table:table-cell table:formula="of:=SUM([.C149]+[.B150])" office:value-type="float" office:value="157">
            <text:p>157</text:p>
          </table:table-cell>
          <table:table-cell table:formula="of:=[.B150]/[.$C$161]" office:value-type="float" office:value="0.00595238095238095">
            <text:p>0,00595</text:p>
          </table:table-cell>
          <table:table-cell table:formula="of:=[.C150]/[.$C$161]" office:value-type="float" office:value="0.93452380952381">
            <text:p>0,93452</text:p>
          </table:table-cell>
          <table:table-cell table:formula="of:=[.D150]*100" office:value-type="float" office:value="0.595238095238095">
            <text:p>0,59524</text:p>
          </table:table-cell>
          <table:table-cell table:formula="of:=[.E150]*100" office:value-type="float" office:value="93.452380952381">
            <text:p>93,45238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table:formula="of:=SUM([.C150]+[.B151])" office:value-type="float" office:value="158">
            <text:p>158</text:p>
          </table:table-cell>
          <table:table-cell table:formula="of:=[.B151]/[.$C$161]" office:value-type="float" office:value="0.00595238095238095">
            <text:p>0,00595</text:p>
          </table:table-cell>
          <table:table-cell table:formula="of:=[.C151]/[.$C$161]" office:value-type="float" office:value="0.94047619047619">
            <text:p>0,94048</text:p>
          </table:table-cell>
          <table:table-cell table:formula="of:=[.D151]*100" office:value-type="float" office:value="0.595238095238095">
            <text:p>0,59524</text:p>
          </table:table-cell>
          <table:table-cell table:formula="of:=[.E151]*100" office:value-type="float" office:value="94.0476190476191">
            <text:p>94,0476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table:formula="of:=SUM([.C151]+[.B152])" office:value-type="float" office:value="159">
            <text:p>159</text:p>
          </table:table-cell>
          <table:table-cell table:formula="of:=[.B152]/[.$C$161]" office:value-type="float" office:value="0.00595238095238095">
            <text:p>0,00595</text:p>
          </table:table-cell>
          <table:table-cell table:formula="of:=[.C152]/[.$C$161]" office:value-type="float" office:value="0.946428571428571">
            <text:p>0,94643</text:p>
          </table:table-cell>
          <table:table-cell table:formula="of:=[.D152]*100" office:value-type="float" office:value="0.595238095238095">
            <text:p>0,59524</text:p>
          </table:table-cell>
          <table:table-cell table:formula="of:=[.E152]*100" office:value-type="float" office:value="94.6428571428571">
            <text:p>94,6428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">
            <text:p>1</text:p>
          </table:table-cell>
          <table:table-cell table:formula="of:=SUM([.C152]+[.B153])" office:value-type="float" office:value="160">
            <text:p>160</text:p>
          </table:table-cell>
          <table:table-cell table:formula="of:=[.B153]/[.$C$161]" office:value-type="float" office:value="0.00595238095238095">
            <text:p>0,00595</text:p>
          </table:table-cell>
          <table:table-cell table:formula="of:=[.C153]/[.$C$161]" office:value-type="float" office:value="0.952380952380952">
            <text:p>0,95238</text:p>
          </table:table-cell>
          <table:table-cell table:formula="of:=[.D153]*100" office:value-type="float" office:value="0.595238095238095">
            <text:p>0,59524</text:p>
          </table:table-cell>
          <table:table-cell table:formula="of:=[.E153]*100" office:value-type="float" office:value="95.2380952380952">
            <text:p>95,2381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table:formula="of:=SUM([.C153]+[.B154])" office:value-type="float" office:value="161">
            <text:p>161</text:p>
          </table:table-cell>
          <table:table-cell table:formula="of:=[.B154]/[.$C$161]" office:value-type="float" office:value="0.00595238095238095">
            <text:p>0,00595</text:p>
          </table:table-cell>
          <table:table-cell table:formula="of:=[.C154]/[.$C$161]" office:value-type="float" office:value="0.958333333333333">
            <text:p>0,95833</text:p>
          </table:table-cell>
          <table:table-cell table:formula="of:=[.D154]*100" office:value-type="float" office:value="0.595238095238095">
            <text:p>0,59524</text:p>
          </table:table-cell>
          <table:table-cell table:formula="of:=[.E154]*100" office:value-type="float" office:value="95.8333333333333">
            <text:p>95,83333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table:formula="of:=SUM([.C154]+[.B155])" office:value-type="float" office:value="162">
            <text:p>162</text:p>
          </table:table-cell>
          <table:table-cell table:formula="of:=[.B155]/[.$C$161]" office:value-type="float" office:value="0.00595238095238095">
            <text:p>0,00595</text:p>
          </table:table-cell>
          <table:table-cell table:formula="of:=[.C155]/[.$C$161]" office:value-type="float" office:value="0.964285714285714">
            <text:p>0,96429</text:p>
          </table:table-cell>
          <table:table-cell table:formula="of:=[.D155]*100" office:value-type="float" office:value="0.595238095238095">
            <text:p>0,59524</text:p>
          </table:table-cell>
          <table:table-cell table:formula="of:=[.E155]*100" office:value-type="float" office:value="96.4285714285714">
            <text:p>96,42857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1">
            <text:p>1</text:p>
          </table:table-cell>
          <table:table-cell table:formula="of:=SUM([.C155]+[.B156])" office:value-type="float" office:value="163">
            <text:p>163</text:p>
          </table:table-cell>
          <table:table-cell table:formula="of:=[.B156]/[.$C$161]" office:value-type="float" office:value="0.00595238095238095">
            <text:p>0,00595</text:p>
          </table:table-cell>
          <table:table-cell table:formula="of:=[.C156]/[.$C$161]" office:value-type="float" office:value="0.970238095238095">
            <text:p>0,97024</text:p>
          </table:table-cell>
          <table:table-cell table:formula="of:=[.D156]*100" office:value-type="float" office:value="0.595238095238095">
            <text:p>0,59524</text:p>
          </table:table-cell>
          <table:table-cell table:formula="of:=[.E156]*100" office:value-type="float" office:value="97.0238095238095">
            <text:p>97,02381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table:formula="of:=SUM([.C156]+[.B157])" office:value-type="float" office:value="164">
            <text:p>164</text:p>
          </table:table-cell>
          <table:table-cell table:formula="of:=[.B157]/[.$C$161]" office:value-type="float" office:value="0.00595238095238095">
            <text:p>0,00595</text:p>
          </table:table-cell>
          <table:table-cell table:formula="of:=[.C157]/[.$C$161]" office:value-type="float" office:value="0.976190476190476">
            <text:p>0,97619</text:p>
          </table:table-cell>
          <table:table-cell table:formula="of:=[.D157]*100" office:value-type="float" office:value="0.595238095238095">
            <text:p>0,59524</text:p>
          </table:table-cell>
          <table:table-cell table:formula="of:=[.E157]*100" office:value-type="float" office:value="97.6190476190476">
            <text:p>97,61905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table:formula="of:=SUM([.C157]+[.B158])" office:value-type="float" office:value="165">
            <text:p>165</text:p>
          </table:table-cell>
          <table:table-cell table:formula="of:=[.B158]/[.$C$161]" office:value-type="float" office:value="0.00595238095238095">
            <text:p>0,00595</text:p>
          </table:table-cell>
          <table:table-cell table:formula="of:=[.C158]/[.$C$161]" office:value-type="float" office:value="0.982142857142857">
            <text:p>0,98214</text:p>
          </table:table-cell>
          <table:table-cell table:formula="of:=[.D158]*100" office:value-type="float" office:value="0.595238095238095">
            <text:p>0,59524</text:p>
          </table:table-cell>
          <table:table-cell table:formula="of:=[.E158]*100" office:value-type="float" office:value="98.2142857142857">
            <text:p>98,21429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1">
            <text:p>1</text:p>
          </table:table-cell>
          <table:table-cell table:formula="of:=SUM([.C158]+[.B159])" office:value-type="float" office:value="166">
            <text:p>166</text:p>
          </table:table-cell>
          <table:table-cell table:formula="of:=[.B159]/[.$C$161]" office:value-type="float" office:value="0.00595238095238095">
            <text:p>0,00595</text:p>
          </table:table-cell>
          <table:table-cell table:formula="of:=[.C159]/[.$C$161]" office:value-type="float" office:value="0.988095238095238">
            <text:p>0,98810</text:p>
          </table:table-cell>
          <table:table-cell table:formula="of:=[.D159]*100" office:value-type="float" office:value="0.595238095238095">
            <text:p>0,59524</text:p>
          </table:table-cell>
          <table:table-cell table:formula="of:=[.E159]*100" office:value-type="float" office:value="98.8095238095238">
            <text:p>98,80952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table:formula="of:=SUM([.C159]+[.B160])" office:value-type="float" office:value="167">
            <text:p>167</text:p>
          </table:table-cell>
          <table:table-cell table:formula="of:=[.B160]/[.$C$161]" office:value-type="float" office:value="0.00595238095238095">
            <text:p>0,00595</text:p>
          </table:table-cell>
          <table:table-cell table:formula="of:=[.C160]/[.$C$161]" office:value-type="float" office:value="0.994047619047619">
            <text:p>0,99405</text:p>
          </table:table-cell>
          <table:table-cell table:formula="of:=[.D160]*100" office:value-type="float" office:value="0.595238095238095">
            <text:p>0,59524</text:p>
          </table:table-cell>
          <table:table-cell table:formula="of:=[.E160]*100" office:value-type="float" office:value="99.4047619047619">
            <text:p>99,40476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table:formula="of:=SUM([.C160]+[.B161])" office:value-type="float" office:value="168">
            <text:p>168</text:p>
          </table:table-cell>
          <table:table-cell table:formula="of:=[.B161]/[.$C$161]" office:value-type="float" office:value="0.00595238095238095">
            <text:p>0,00595</text:p>
          </table:table-cell>
          <table:table-cell table:style-name="ce19" table:formula="of:=[.C161]/[.$C$161]" office:value-type="float" office:value="1">
            <text:p>1</text:p>
          </table:table-cell>
          <table:table-cell table:formula="of:=[.D161]*100" office:value-type="float" office:value="0.595238095238095">
            <text:p>0,59524</text:p>
          </table:table-cell>
          <table:table-cell table:style-name="ce19" table:formula="of:=[.E161]*100" office:value-type="float" office:value="100">
            <text:p>100</text:p>
          </table:table-cell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2" table:number-rows-repeated="3">
          <table:table-cell table:style-name="ce7"/>
          <table:table-cell table:style-name="Default" table:number-columns-repeated="6"/>
          <table:table-cell table:number-columns-repeated="3"/>
          <table:table-cell table:style-name="ce3" table:number-columns-repeated="8"/>
          <table:table-cell table:number-columns-repeated="13"/>
        </table:table-row>
        <table:table-row table:style-name="ro2" table:number-rows-repeated="7">
          <table:table-cell table:style-name="ce7"/>
          <table:table-cell table:style-name="Default" table:number-columns-repeated="6"/>
          <table:table-cell table:number-columns-repeated="3"/>
          <table:table-cell table:style-name="ce3" table:number-columns-repeated="7"/>
          <table:table-cell table:style-name="ce24"/>
          <table:table-cell table:style-name="ce29"/>
          <table:table-cell table:number-columns-repeated="12"/>
        </table:table-row>
        <table:table-row table:style-name="ro2" table:number-rows-repeated="4">
          <table:table-cell table:style-name="ce7"/>
          <table:table-cell table:style-name="Default" table:number-columns-repeated="6"/>
          <table:table-cell table:number-columns-repeated="3"/>
          <table:table-cell table:style-name="ce3" table:number-columns-repeated="7"/>
          <table:table-cell table:style-name="ce24"/>
          <table:table-cell table:style-name="ce22"/>
          <table:table-cell table:style-name="Default" table:number-columns-repeated="12"/>
        </table:table-row>
        <table:table-row table:style-name="ro2" table:number-rows-repeated="3">
          <table:table-cell table:style-name="Default" table:number-columns-repeated="7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8" office:value-type="string">
            <text:p>Rang</text:p>
          </table:table-cell>
          <table:table-cell table:style-name="ce8" table:formula="of:=[.A161]-[.A8]" office:value-type="float" office:value="1659">
            <text:p>1659</text:p>
          </table:table-cell>
          <table:table-cell table:style-name="Default" table:number-columns-repeated="5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8" office:value-type="string">
            <text:p>1º cuartil</text:p>
          </table:table-cell>
          <table:table-cell table:style-name="ce8" office:value-type="float" office:value="414">
            <text:p>414</text:p>
          </table:table-cell>
          <table:table-cell table:style-name="ce17" table:number-columns-repeated="2"/>
          <table:table-cell table:style-name="Default" table:number-columns-repeated="3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Default" office:value-type="string">
            <text:p>Mediana</text:p>
          </table:table-cell>
          <table:table-cell table:style-name="ce12" office:value-type="float" office:value="703">
            <text:p>703</text:p>
          </table:table-cell>
          <table:table-cell table:style-name="Default" table:number-columns-repeated="5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8" office:value-type="string">
            <text:p>3º cuartil</text:p>
          </table:table-cell>
          <table:table-cell table:style-name="ce8" office:value-type="float" office:value="976">
            <text:p>976</text:p>
          </table:table-cell>
          <table:table-cell table:style-name="ce17" table:number-columns-repeated="2"/>
          <table:table-cell table:style-name="Default" table:number-columns-repeated="3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8" office:value-type="string">
            <text:p>RIC</text:p>
          </table:table-cell>
          <table:table-cell table:style-name="ce8" table:formula="of:=[.B182]-[.B180]" office:value-type="float" office:value="562">
            <text:p>562</text:p>
          </table:table-cell>
          <table:table-cell table:style-name="Default" table:number-columns-repeated="5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2">
          <table:table-cell table:style-name="Default" table:number-columns-repeated="7"/>
          <table:table-cell table:style-name="ce22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4" office:value-type="string">
            <text:p>mesos</text:p>
          </table:table-cell>
          <table:table-cell table:style-name="ce4" office:value-type="string">
            <text:p>marca de classe</text:p>
          </table:table-cell>
          <table:table-cell table:style-name="ce4" office:value-type="string">
            <text:p>Frequencia absoluta</text:p>
          </table:table-cell>
          <table:table-cell table:style-name="ce4" office:value-type="string">
            <text:p>Fre. Abs. Acum.</text:p>
          </table:table-cell>
          <table:table-cell table:style-name="ce4" office:value-type="string">
            <text:p>Freq. Rel.</text:p>
          </table:table-cell>
          <table:table-cell table:style-name="ce4" office:value-type="string">
            <text:p>Ffreq. Rel. Acum.</text:p>
          </table:table-cell>
          <table:table-cell table:style-name="ce4" office:value-type="string">
            <text:p>Per. Rel.</text:p>
          </table:table-cell>
          <table:table-cell table:style-name="ce4" office:value-type="string">
            <text:p>Per. Rel. Acum.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39-283)</text:p>
          </table:table-cell>
          <table:table-cell table:style-name="ce9" office:value-type="float" office:value="244">
            <text:p>244</text:p>
          </table:table-cell>
          <table:table-cell office:value-type="float" office:value="17">
            <text:p>17</text:p>
          </table:table-cell>
          <table:table-cell table:style-name="ce9" table:formula="of:=[.C187]" office:value-type="float" office:value="17">
            <text:p>17</text:p>
          </table:table-cell>
          <table:table-cell table:style-name="ce20" table:formula="of:=[.C187]/[.$D$196]" office:value-type="float" office:value="0.101190476190476">
            <text:p>0,1012</text:p>
          </table:table-cell>
          <table:table-cell table:style-name="ce20" table:formula="of:=[.D187]/[.$D$196]" office:value-type="float" office:value="0.101190476190476">
            <text:p>0,1012</text:p>
          </table:table-cell>
          <table:table-cell table:style-name="ce20" table:formula="of:=[.E187]*100" office:value-type="float" office:value="10.1190476190476">
            <text:p>10,1190</text:p>
          </table:table-cell>
          <table:table-cell table:style-name="ce20" table:formula="of:=[.F187]*100" office:value-type="float" office:value="10.1190476190476">
            <text:p>10,1190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283-350)</text:p>
          </table:table-cell>
          <table:table-cell table:style-name="ce9" office:value-type="float" office:value="67">
            <text:p>67</text:p>
          </table:table-cell>
          <table:table-cell office:value-type="float" office:value="17">
            <text:p>17</text:p>
          </table:table-cell>
          <table:table-cell table:style-name="ce9" table:formula="of:=[.C188]+[.D187]" office:value-type="float" office:value="34">
            <text:p>34</text:p>
          </table:table-cell>
          <table:table-cell table:style-name="ce20" table:formula="of:=[.C188]/[.$D$196]" office:value-type="float" office:value="0.101190476190476">
            <text:p>0,1012</text:p>
          </table:table-cell>
          <table:table-cell table:style-name="ce20" table:formula="of:=[.D188]/[.$D$196]" office:value-type="float" office:value="0.202380952380952">
            <text:p>0,2024</text:p>
          </table:table-cell>
          <table:table-cell table:style-name="ce20" table:formula="of:=[.E188]*100" office:value-type="float" office:value="10.1190476190476">
            <text:p>10,1190</text:p>
          </table:table-cell>
          <table:table-cell table:style-name="ce20" table:formula="of:=[.F188]*100" office:value-type="float" office:value="20.2380952380952">
            <text:p>20,2381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350-440)</text:p>
          </table:table-cell>
          <table:table-cell table:style-name="ce9" office:value-type="float" office:value="90">
            <text:p>90</text:p>
          </table:table-cell>
          <table:table-cell office:value-type="float" office:value="16">
            <text:p>16</text:p>
          </table:table-cell>
          <table:table-cell table:style-name="ce9" table:formula="of:=[.C189]+[.D188]" office:value-type="float" office:value="50">
            <text:p>50</text:p>
          </table:table-cell>
          <table:table-cell table:style-name="ce20" table:formula="of:=[.C189]/[.$D$196]" office:value-type="float" office:value="0.0952380952380952">
            <text:p>0,0952</text:p>
          </table:table-cell>
          <table:table-cell table:style-name="ce20" table:formula="of:=[.D189]/[.$D$196]" office:value-type="float" office:value="0.297619047619048">
            <text:p>0,2976</text:p>
          </table:table-cell>
          <table:table-cell table:style-name="ce20" table:formula="of:=[.E189]*100" office:value-type="float" office:value="9.52380952380952">
            <text:p>9,5238</text:p>
          </table:table-cell>
          <table:table-cell table:style-name="ce20" table:formula="of:=[.F189]*100" office:value-type="float" office:value="29.7619047619048">
            <text:p>29,7619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440-597)</text:p>
          </table:table-cell>
          <table:table-cell table:style-name="ce9" office:value-type="float" office:value="157">
            <text:p>157</text:p>
          </table:table-cell>
          <table:table-cell office:value-type="float" office:value="19">
            <text:p>19</text:p>
          </table:table-cell>
          <table:table-cell table:style-name="ce9" table:formula="of:=[.C190]+[.D189]" office:value-type="float" office:value="69">
            <text:p>69</text:p>
          </table:table-cell>
          <table:table-cell table:style-name="ce20" table:formula="of:=[.C190]/[.$D$196]" office:value-type="float" office:value="0.113095238095238">
            <text:p>0,1131</text:p>
          </table:table-cell>
          <table:table-cell table:style-name="ce20" table:formula="of:=[.D190]/[.$D$196]" office:value-type="float" office:value="0.410714285714286">
            <text:p>0,4107</text:p>
          </table:table-cell>
          <table:table-cell table:style-name="ce20" table:formula="of:=[.E190]*100" office:value-type="float" office:value="11.3095238095238">
            <text:p>11,3095</text:p>
          </table:table-cell>
          <table:table-cell table:style-name="ce20" table:formula="of:=[.F190]*100" office:value-type="float" office:value="41.0714285714286">
            <text:p>41,0714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597-711)</text:p>
          </table:table-cell>
          <table:table-cell table:style-name="ce9" office:value-type="float" office:value="114">
            <text:p>114</text:p>
          </table:table-cell>
          <table:table-cell office:value-type="float" office:value="15">
            <text:p>15</text:p>
          </table:table-cell>
          <table:table-cell table:style-name="ce9" table:formula="of:=[.C191]+[.D190]" office:value-type="float" office:value="84">
            <text:p>84</text:p>
          </table:table-cell>
          <table:table-cell table:style-name="ce20" table:formula="of:=[.C191]/[.$D$196]" office:value-type="float" office:value="0.0892857142857143">
            <text:p>0,0893</text:p>
          </table:table-cell>
          <table:table-cell table:style-name="ce20" table:formula="of:=[.D191]/[.$D$196]" office:value-type="float" office:value="0.5">
            <text:p>0,5000</text:p>
          </table:table-cell>
          <table:table-cell table:style-name="ce20" table:formula="of:=[.E191]*100" office:value-type="float" office:value="8.92857142857143">
            <text:p>8,9286</text:p>
          </table:table-cell>
          <table:table-cell table:style-name="ce20" table:formula="of:=[.F191]*100" office:value-type="float" office:value="50">
            <text:p>50,0000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711-814)</text:p>
          </table:table-cell>
          <table:table-cell table:style-name="ce9" office:value-type="float" office:value="103">
            <text:p>103</text:p>
          </table:table-cell>
          <table:table-cell office:value-type="float" office:value="15">
            <text:p>15</text:p>
          </table:table-cell>
          <table:table-cell table:style-name="ce9" table:formula="of:=[.C192]+[.D191]" office:value-type="float" office:value="99">
            <text:p>99</text:p>
          </table:table-cell>
          <table:table-cell table:style-name="ce20" table:formula="of:=[.C192]/[.$D$196]" office:value-type="float" office:value="0.0892857142857143">
            <text:p>0,0893</text:p>
          </table:table-cell>
          <table:table-cell table:style-name="ce20" table:formula="of:=[.D192]/[.$D$196]" office:value-type="float" office:value="0.589285714285714">
            <text:p>0,5893</text:p>
          </table:table-cell>
          <table:table-cell table:style-name="ce20" table:formula="of:=[.E192]*100" office:value-type="float" office:value="8.92857142857143">
            <text:p>8,9286</text:p>
          </table:table-cell>
          <table:table-cell table:style-name="ce20" table:formula="of:=[.F192]*100" office:value-type="float" office:value="58.9285714285714">
            <text:p>58,9286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814-932)</text:p>
          </table:table-cell>
          <table:table-cell table:style-name="ce9" office:value-type="float" office:value="118">
            <text:p>118</text:p>
          </table:table-cell>
          <table:table-cell office:value-type="float" office:value="17">
            <text:p>17</text:p>
          </table:table-cell>
          <table:table-cell table:style-name="ce9" table:formula="of:=[.C193]+[.D192]" office:value-type="float" office:value="116">
            <text:p>116</text:p>
          </table:table-cell>
          <table:table-cell table:style-name="ce20" table:formula="of:=[.C193]/[.$D$196]" office:value-type="float" office:value="0.101190476190476">
            <text:p>0,1012</text:p>
          </table:table-cell>
          <table:table-cell table:style-name="ce20" table:formula="of:=[.D193]/[.$D$196]" office:value-type="float" office:value="0.69047619047619">
            <text:p>0,6905</text:p>
          </table:table-cell>
          <table:table-cell table:style-name="ce20" table:formula="of:=[.E193]*100" office:value-type="float" office:value="10.1190476190476">
            <text:p>10,1190</text:p>
          </table:table-cell>
          <table:table-cell table:style-name="ce20" table:formula="of:=[.F193]*100" office:value-type="float" office:value="69.0476190476191">
            <text:p>69,0476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932-1065)</text:p>
          </table:table-cell>
          <table:table-cell table:style-name="ce9" office:value-type="float" office:value="133">
            <text:p>133</text:p>
          </table:table-cell>
          <table:table-cell office:value-type="float" office:value="18">
            <text:p>18</text:p>
          </table:table-cell>
          <table:table-cell table:style-name="ce9" table:formula="of:=[.C194]+[.D193]" office:value-type="float" office:value="134">
            <text:p>134</text:p>
          </table:table-cell>
          <table:table-cell table:style-name="ce20" table:formula="of:=[.C194]/[.$D$196]" office:value-type="float" office:value="0.107142857142857">
            <text:p>0,1071</text:p>
          </table:table-cell>
          <table:table-cell table:style-name="ce20" table:formula="of:=[.D194]/[.$D$196]" office:value-type="float" office:value="0.797619047619048">
            <text:p>0,7976</text:p>
          </table:table-cell>
          <table:table-cell table:style-name="ce20" table:formula="of:=[.E194]*100" office:value-type="float" office:value="10.7142857142857">
            <text:p>10,7143</text:p>
          </table:table-cell>
          <table:table-cell table:style-name="ce20" table:formula="of:=[.F194]*100" office:value-type="float" office:value="79.7619047619048">
            <text:p>79,7619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1065-1198)</text:p>
          </table:table-cell>
          <table:table-cell table:style-name="ce9" office:value-type="float" office:value="133">
            <text:p>133</text:p>
          </table:table-cell>
          <table:table-cell office:value-type="float" office:value="15">
            <text:p>15</text:p>
          </table:table-cell>
          <table:table-cell table:style-name="ce9" table:formula="of:=[.C195]+[.D194]" office:value-type="float" office:value="149">
            <text:p>149</text:p>
          </table:table-cell>
          <table:table-cell table:style-name="ce20" table:formula="of:=[.C195]/[.$D$196]" office:value-type="float" office:value="0.0892857142857143">
            <text:p>0,0893</text:p>
          </table:table-cell>
          <table:table-cell table:style-name="ce20" table:formula="of:=[.D195]/[.$D$196]" office:value-type="float" office:value="0.886904761904762">
            <text:p>0,8869</text:p>
          </table:table-cell>
          <table:table-cell table:style-name="ce20" table:formula="of:=[.E195]*100" office:value-type="float" office:value="8.92857142857143">
            <text:p>8,9286</text:p>
          </table:table-cell>
          <table:table-cell table:style-name="ce20" table:formula="of:=[.F195]*100" office:value-type="float" office:value="88.6904761904762">
            <text:p>88,6905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9" office:value-type="string">
            <text:p>[1198-1698)</text:p>
          </table:table-cell>
          <table:table-cell table:style-name="ce9" office:value-type="float" office:value="500">
            <text:p>500</text:p>
          </table:table-cell>
          <table:table-cell office:value-type="float" office:value="19">
            <text:p>19</text:p>
          </table:table-cell>
          <table:table-cell table:style-name="ce9" table:formula="of:=[.C196]+[.D195]" office:value-type="float" office:value="168">
            <text:p>168</text:p>
          </table:table-cell>
          <table:table-cell table:style-name="ce20" table:formula="of:=[.C196]/[.$D$196]" office:value-type="float" office:value="0.113095238095238">
            <text:p>0,1131</text:p>
          </table:table-cell>
          <table:table-cell table:style-name="ce21" table:formula="of:=[.D196]/[.$D$196]" office:value-type="float" office:value="1">
            <text:p>1</text:p>
          </table:table-cell>
          <table:table-cell table:style-name="ce20" table:formula="of:=[.E196]*100" office:value-type="float" office:value="11.3095238095238">
            <text:p>11,3095</text:p>
          </table:table-cell>
          <table:table-cell table:style-name="ce21" table:formula="of:=[.F196]*100" office:value-type="float" office:value="100">
            <text:p>100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4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Moda</text:p>
          </table:table-cell>
          <table:table-cell table:style-name="ce13" office:value-type="string">
            <text:p>157 i 500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Mediana</text:p>
          </table:table-cell>
          <table:table-cell table:style-name="ce14" table:formula="of:=597+((0.5*[.D196]-[.D190])/[.C191])*(711-597)" office:value-type="float" office:value="711">
            <text:p>711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Mitja</text:p>
          </table:table-cell>
          <table:table-cell table:style-name="ce15" table:formula="of:=SUMPRODUCT([.B187:.B196];[.C187:.C196])/SUM([.C187:.C196])" office:value-type="float" office:value="171.785714285714">
            <text:p>171,786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1º cuartil</text:p>
          </table:table-cell>
          <table:table-cell table:style-name="ce14" table:formula="of:=350+((0.25*[.D196]-[.D188])/[.C189])*(440-350)" office:value-type="float" office:value="395">
            <text:p>395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3º cuartil</text:p>
          </table:table-cell>
          <table:table-cell table:style-name="ce15" table:formula="of:=932+((0.75*[.D196]-[.D193])/[.C194])*(1065-932)" office:value-type="float" office:value="1005.88888888889">
            <text:p>1005,889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Percentil 90</text:p>
          </table:table-cell>
          <table:table-cell table:style-name="ce15" table:formula="of:=1198+((0.9*[.D196]-[.D195])/[.C196])*(1698-1198)" office:value-type="float" office:value="1255.89473684211">
            <text:p>1255,895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RV</text:p>
          </table:table-cell>
          <table:table-cell table:style-name="ce15" table:formula="of:=1-(19/[.D196])" office:value-type="float" office:value="0.886904761904762">
            <text:p>0,887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RIC</text:p>
          </table:table-cell>
          <table:table-cell table:style-name="ce15" table:formula="of:=[.B205]-[.B204]" office:value-type="float" office:value="610.888888888889">
            <text:p>610,889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VAR</text:p>
          </table:table-cell>
          <table:table-cell table:style-name="ce15" table:formula="of:=(([.B187]^2*[.C187]+[.B188]^2*[.C188]+[.B189]^2*[.C189]+[.B190]^2*[.C190]+[.B191]^2*[.C191]+[.B192]^2*[.C192]+[.B193]^2*[.C193]+[.B194]^2*[.C194]+[.B195]^2*[.C195]+[.B196]^2*[.C196])/[.D196])-[.B203]^2" office:value-type="float" office:value="15792.5017006803">
            <text:p>15792,502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0" office:value-type="string">
            <text:p>Des. Tipica</text:p>
          </table:table-cell>
          <table:table-cell table:style-name="ce15" table:formula="of:=SQRT([.B209])" office:value-type="float" office:value="125.668220726961">
            <text:p>125,668</text:p>
          </table:table-cell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>
            <draw:frame table:end-cell-address="Hoja1.F229" table:end-x="1.517cm" table:end-y="0.369cm" draw:z-index="0" draw:style-name="gr1" svg:width="21.334cm" svg:height="8.201cm" svg:x="0.001cm" svg:y="0.297cm">
              <draw:object draw:notify-on-update-of-ranges="Hoja1.A187:Hoja1.A196 Hoja1.C187:Hoja1.C1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/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/>
          <table:table-cell table:style-name="ce16"/>
          <table:table-cell table:style-name="ce3" table:number-columns-repeated="6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3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11" table:number-columns-repeated="4"/>
          <table:table-cell table:style-name="ce3" table:number-columns-repeated="4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15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>
            <draw:frame table:end-cell-address="Hoja1.F251" table:end-x="1.216cm" table:end-y="0.018cm" draw:z-index="1" draw:style-name="gr1" svg:width="20.977cm" svg:height="8.599cm" svg:x="0.057cm" svg:y="0cm">
              <draw:object draw:notify-on-update-of-ranges="Hoja1.A187:Hoja1.A196 Hoja1.H187:Hoja1.H1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15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3">
          <table:table-cell table:style-name="Default" table:number-columns-repeated="5"/>
          <table:table-cell table:style-name="ce3" table:number-columns-repeated="3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Passos: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1º. He col.locat tots els mesos dels anys per ordre i en una columna. A partir d'aqui he pogut treure les demes columnes (freq. Abs; freq. Abs. Acum; etc...)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2º. He calculat el rang, el 1º cuartil , el 3º cuartil i el RIC.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3º. He fet el diagrama de capsa.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4º. He col.locat tots els mesos en intervals de 16 menys el darrer que es de 24 fins a 10 intervals. A partir d'aqui he calculat la marca de classe, les frequencies, etc...)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5º. He fet el diagrama de barres de frequencies ambsolutes i el diagrama de pastis de percentatge acumulat amb el manual que ens has facilitat.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office:value-type="string">
            <text:p>6º. He calculat la moda, mediana, mitja, 1º cuartil, 3º cuartil, percentil 90, RV, RIC, variança i desvia tipica.</text:p>
          </table:table-cell>
          <table:table-cell table:style-name="ce3" table:number-columns-repeated="7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7">
          <table:table-cell table:style-name="Default" table:number-columns-repeated="5"/>
          <table:table-cell table:style-name="ce3" table:number-columns-repeated="3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5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7">
          <table:table-cell table:style-name="Default" table:number-columns-repeated="5"/>
          <table:table-cell table:style-name="ce3" table:number-columns-repeated="3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ce3" table:number-columns-repeated="8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 table:number-rows-repeated="6">
          <table:table-cell table:style-name="Default" table:number-columns-repeated="5"/>
          <table:table-cell table:style-name="ce3" table:number-columns-repeated="3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  <table:table-row table:style-name="ro2">
          <table:table-cell table:style-name="Default" table:number-columns-repeated="5"/>
          <table:table-cell table:style-name="ce3" table:number-columns-repeated="3"/>
          <table:table-cell table:style-name="Default" table:number-columns-repeated="2"/>
          <table:table-cell table:number-columns-repeated="8"/>
          <table:table-cell table:style-name="Default" table:number-columns-repeated="13"/>
        </table:table-row>
      </table:table>
      <table:table table:name="Hoja3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table table:name="Hoja2" table:style-name="ta1" table:print="false">
        <table:table-column table:style-name="co20" table:default-cell-style-name="Default"/>
        <table:table-row table:style-name="ro2">
          <table:table-cell/>
        </table:table-row>
      </table:table>
      <table:database-ranges>
        <table:database-range table:target-range-address="Hoja1.B8:Hoja1.B175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22:58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lo Nicolau Cladera</meta:initial-creator>
    <meta:creation-date>2010-04-14T20:25:44.40</meta:creation-date>
    <dc:date>2010-05-29T22:58:40.02</dc:date>
    <dc:creator>Tolo Nicolau Cladera</dc:creator>
    <meta:editing-duration>PT14H52M55S</meta:editing-duration>
    <meta:editing-cycles>25</meta:editing-cycles>
    <meta:generator>OpenOffice.org/3.0$Win32 OpenOffice.org_project/300m15$Build-9379</meta:generator>
    <meta:printed-by>Tolo Nicolau Cladera</meta:printed-by>
    <meta:print-date>2010-04-22T11:13:33.52</meta:print-date>
    <meta:document-statistic meta:table-count="3" meta:cell-count="1213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4665479660034pt" style:font-size-asian="12.4665479660034pt" style:font-size-complex="12.4665479660034pt"/>
    </style:style>
    <style:style style:name="ch3" style:family="chart">
      <style:graphic-properties draw:stroke="none" svg:stroke-color="#b3b3b3" draw:fill="none" draw:fill-color="#e6e6e6"/>
      <style:text-properties fo:font-size="7.67172145843506pt" style:font-size-asian="7.67172145843506pt" style:font-size-complex="7.67172145843506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20.978cm" svg:height="8.6cm" chart:class="chart:circle" chart:style-name="ch1">
        <chart:title svg:x="8.469cm" svg:y="0.176cm" chart:style-name="ch2">
          <text:p>Percentatge acumulat</text:p>
        </chart:title>
        <chart:legend chart:legend-position="end" svg:x="16.415cm" svg:y="2.162cm" chart:style-name="ch3"/>
        <chart:plot-area chart:style-name="ch4" table:cell-range-address="Hoja1.A187:Hoja1.A196 Hoja1.H187:Hoja1.H196" chart:data-source-has-labels="column" svg:x="0.418cm" svg:y="0.826cm" svg:width="15.578cm" svg:height="7.43cm">
          <chart:axis chart:dimension="x" chart:name="primary-x" chart:style-name="ch5">
            <chart:categories table:cell-range-address="Hoja1.A187:Hoja1.A19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H187:Hoja1.H19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 text:id="Hoja1.A187:Hoja1.A196">[39-283)</text:p>
              </table:table-cell>
              <table:table-cell office:value-type="float" office:value="10.1190476190476">
                <text:p text:id="Hoja1.H187:Hoja1.H196">10.1190476190476</text:p>
              </table:table-cell>
            </table:table-row>
            <table:table-row>
              <table:table-cell office:value-type="string">
                <text:p>[283-350)</text:p>
              </table:table-cell>
              <table:table-cell office:value-type="float" office:value="20.2380952380952">
                <text:p>20.2380952380952</text:p>
              </table:table-cell>
            </table:table-row>
            <table:table-row>
              <table:table-cell office:value-type="string">
                <text:p>[350-440)</text:p>
              </table:table-cell>
              <table:table-cell office:value-type="float" office:value="29.7619047619048">
                <text:p>29.7619047619048</text:p>
              </table:table-cell>
            </table:table-row>
            <table:table-row>
              <table:table-cell office:value-type="string">
                <text:p>[440-597)</text:p>
              </table:table-cell>
              <table:table-cell office:value-type="float" office:value="41.0714285714286">
                <text:p>41.0714285714286</text:p>
              </table:table-cell>
            </table:table-row>
            <table:table-row>
              <table:table-cell office:value-type="string">
                <text:p>[597-711)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[711-814)</text:p>
              </table:table-cell>
              <table:table-cell office:value-type="float" office:value="58.9285714285714">
                <text:p>58.9285714285714</text:p>
              </table:table-cell>
            </table:table-row>
            <table:table-row>
              <table:table-cell office:value-type="string">
                <text:p>[814-932)</text:p>
              </table:table-cell>
              <table:table-cell office:value-type="float" office:value="69.0476190476191">
                <text:p>69.0476190476191</text:p>
              </table:table-cell>
            </table:table-row>
            <table:table-row>
              <table:table-cell office:value-type="string">
                <text:p>[932-1065)</text:p>
              </table:table-cell>
              <table:table-cell office:value-type="float" office:value="79.7619047619048">
                <text:p>79.7619047619048</text:p>
              </table:table-cell>
            </table:table-row>
            <table:table-row>
              <table:table-cell office:value-type="string">
                <text:p>[1065-1198)</text:p>
              </table:table-cell>
              <table:table-cell office:value-type="float" office:value="88.6904761904762">
                <text:p>88.6904761904762</text:p>
              </table:table-cell>
            </table:table-row>
            <table:table-row>
              <table:table-cell office:value-type="string">
                <text:p>[1198-1698)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7.18461799621582pt" style:font-size-asian="7.18461799621582pt" style:font-size-complex="7.18461799621582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4.97396659851074pt" style:font-size-asian="4.97396659851074pt" style:font-size-complex="4.97396659851074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4.97396659851074pt" style:font-size-asian="4.97396659851074pt" style:font-size-complex="4.97396659851074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335cm" svg:height="8.202cm" chart:class="chart:bar" chart:style-name="ch1">
        <chart:title svg:x="9.589cm" svg:y="0.166cm" chart:style-name="ch2">
          <text:p>Frequencia absoluta</text:p>
        </chart:title>
        <chart:plot-area chart:style-name="ch3" table:cell-range-address="Hoja1.A187:Hoja1.A196 Hoja1.C187:Hoja1.C196" chart:data-source-has-labels="column" svg:x="0.741cm" svg:y="0.917cm" svg:width="20.165cm" svg:height="7.193cm">
          <chart:axis chart:dimension="x" chart:name="primary-x" chart:style-name="ch4">
            <chart:title svg:x="10.719cm" svg:y="7.575cm" chart:style-name="ch5">
              <text:p>Mesos</text:p>
            </chart:title>
            <chart:categories table:cell-range-address="Hoja1.A187:Hoja1.A196"/>
          </chart:axis>
          <chart:axis chart:dimension="y" chart:name="primary-y" chart:style-name="ch6">
            <chart:title svg:x="0.429cm" svg:y="5.743cm" chart:style-name="ch7">
              <text:p>Habitatges iniciats</text:p>
            </chart:title>
            <chart:grid chart:style-name="ch8" chart:class="major"/>
          </chart:axis>
          <chart:series chart:style-name="ch9" chart:values-cell-range-address="Hoja1.C187:Hoja1.C196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Hoja1.A187:Hoja1.A196">[39-283)</text:p>
              </table:table-cell>
              <table:table-cell office:value-type="float" office:value="17">
                <text:p text:id="Hoja1.C187:Hoja1.C196">17</text:p>
              </table:table-cell>
            </table:table-row>
            <table:table-row>
              <table:table-cell office:value-type="string">
                <text:p>[283-350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350-440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40-597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597-711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711-814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814-932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932-1065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1065-1198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198-1698)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